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Author(s)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 titl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Art. No.</text:p>
          </table:table-cell>
          <table:table-cell office:value-type="string" calcext:value-type="string">
            <text:p>Page start</text:p>
          </table:table-cell>
          <table:table-cell office:value-type="string" calcext:value-type="string">
            <text:p>Page end</text:p>
          </table:table-cell>
          <table:table-cell office:value-type="string" calcext:value-type="string">
            <text:p>Page count</text:p>
          </table:table-cell>
          <table:table-cell office:value-type="string" calcext:value-type="string">
            <text:p>Cited by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Publication Stage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ID</text:p>
          </table:table-cell>
        </table:table-row>
        <table:table-row table:style-name="ro1">
          <table:table-cell office:value-type="string" calcext:value-type="string">
            <text:p>Dal Bo, I., Klotzsche, A., Bol, R., Moradi, G., Weihermüller, L., Vereecken, H., van der Kruk, J.</text:p>
          </table:table-cell>
          <table:table-cell office:value-type="string" calcext:value-type="string">
            <text:p>57208472024;36515131700;7006657494;57210666820;23006581400;7004082452;6603626326;</text:p>
          </table:table-cell>
          <table:table-cell office:value-type="string" calcext:value-type="string">
            <text:p>GPR and EMI Characterization of the Hyperarid Study Site of Yungay, Chile: Implications of Applying Geophysical Methods on Ma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arth and Space Scienc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2021EA001790</text:p>
          </table:table-cell>
          <table:table-cell table:number-columns-repeated="4"/>
          <table:table-cell office:value-type="string" calcext:value-type="string">
            <text:p>10.1029/2021EA001790</text:p>
          </table:table-cell>
          <table:table-cell office:value-type="string" calcext:value-type="string">
            <text:p>https://www.scopus.com/inward/record.uri?eid=2-s2.0-85121611369&amp;doi=10.1029%2f2021EA001790&amp;partnerID=40&amp;md5=dd2a6fc0979a80cc147cf7fe96d6ed6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121611369</text:p>
          </table:table-cell>
        </table:table-row>
        <table:table-row table:style-name="ro1">
          <table:table-cell office:value-type="string" calcext:value-type="string">
            <text:p>Favaro, E.A., Hugenholtz, C.H., Barchyn, T.E.</text:p>
          </table:table-cell>
          <table:table-cell office:value-type="string" calcext:value-type="string">
            <text:p>57220367538;8696440600;24461065500;</text:p>
          </table:table-cell>
          <table:table-cell office:value-type="string" calcext:value-type="string">
            <text:p>Antecedent controls on the spatial organization of yardangs on the Puna Plateau, north-western Argentin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arth Surface Processes and Landforms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.1002/esp.5212</text:p>
          </table:table-cell>
          <table:table-cell office:value-type="string" calcext:value-type="string">
            <text:p>https://www.scopus.com/inward/record.uri?eid=2-s2.0-85116389355&amp;doi=10.1002%2fesp.5212&amp;partnerID=40&amp;md5=5b3eb7164295a1a1b21e4bf8d84f8e6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116389355</text:p>
          </table:table-cell>
        </table:table-row>
        <table:table-row table:style-name="ro1">
          <table:table-cell office:value-type="string" calcext:value-type="string">
            <text:p>Veneranda, M., Lopez-Reyes, G., Saiz, J., Manrique-Martinez, J.A., Sanz-Arranz, A., Medina, J., Moral, A., Seoane, L., Ibarmia, S., Rull, F.</text:p>
          </table:table-cell>
          <table:table-cell office:value-type="string" calcext:value-type="string">
            <text:p>56100528900;55671026500;57210210579;56454981100;36970734900;7402370526;24071262200;57195105663;36668647900;6701815078;</text:p>
          </table:table-cell>
          <table:table-cell office:value-type="string" calcext:value-type="string">
            <text:p>ExoFiT trial at the Atacama Desert (Chile): Raman detection of biomarkers by representative prototypes of the ExoMars/Raman Laser Spectrome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cientific Report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0.1038/s41598-021-81014-z</text:p>
          </table:table-cell>
          <table:table-cell office:value-type="string" calcext:value-type="string">
            <text:p>https://www.scopus.com/inward/record.uri?eid=2-s2.0-85099459090&amp;doi=10.1038%2fs41598-021-81014-z&amp;partnerID=40&amp;md5=dff0549fe8d73c7abbdd5ac2e29a81c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99459090</text:p>
          </table:table-cell>
        </table:table-row>
        <table:table-row table:style-name="ro1">
          <table:table-cell office:value-type="string" calcext:value-type="string">
            <text:p>Williams, R.M.E., Irwin, R.P., Noe Dobrea, E.Z., Howard, A.D., Dietrich, W.E., Cawley, J.C.</text:p>
          </table:table-cell>
          <table:table-cell office:value-type="string" calcext:value-type="string">
            <text:p>7409605082;7201975649;8565356600;36506664600;7201810208;36843091400;</text:p>
          </table:table-cell>
          <table:table-cell office:value-type="string" calcext:value-type="string">
            <text:p>Inverted channel variations identified on a distal portion of a bajada in the central Atacama Desert, Chil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omorphology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07925" calcext:value-type="float">
            <text:p>107925</text:p>
          </table:table-cell>
          <table:table-cell table:number-columns-repeated="4"/>
          <table:table-cell office:value-type="string" calcext:value-type="string">
            <text:p>10.1016/j.geomorph.2021.107925</text:p>
          </table:table-cell>
          <table:table-cell office:value-type="string" calcext:value-type="string">
            <text:p>https://www.scopus.com/inward/record.uri?eid=2-s2.0-85115936460&amp;doi=10.1016%2fj.geomorph.2021.107925&amp;partnerID=40&amp;md5=8d0a8b54327039a102764055b9d92cc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115936460</text:p>
          </table:table-cell>
        </table:table-row>
        <table:table-row table:style-name="ro1">
          <table:table-cell office:value-type="string" calcext:value-type="string">
            <text:p>Sánchez-García, L., Carrizo, D., Lezcano, M.A., Moreno-Paz, M., Aeppli, C., García-Villadangos, M., Prieto-Ballesteros, O., Demergasso, C., Chong, G., Parro, V.</text:p>
          </table:table-cell>
          <table:table-cell office:value-type="string" calcext:value-type="string">
            <text:p>24476712900;12775412700;55889145900;7801549655;23388713700;23984700500;55901149000;35228899200;55340362300;6701611493;</text:p>
          </table:table-cell>
          <table:table-cell office:value-type="string" calcext:value-type="string">
            <text:p>Time-Integrative Multibiomarker Detection in Triassic-Jurassic Rocks from the Atacama Desert: Relevance to the Search for Basic Life beyond Eart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trobiology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37" calcext:value-type="float">
            <text:p>1437</text:p>
          </table:table-cell>
          <table:table-cell table:number-columns-repeated="2"/>
          <table:table-cell office:value-type="string" calcext:value-type="string">
            <text:p>10.1089/ast.2020.2339</text:p>
          </table:table-cell>
          <table:table-cell office:value-type="string" calcext:value-type="string">
            <text:p>https://www.scopus.com/inward/record.uri?eid=2-s2.0-85118716477&amp;doi=10.1089%2fast.2020.2339&amp;partnerID=40&amp;md5=e296179eadfa4428c2baa6a96e482b5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118716477</text:p>
          </table:table-cell>
        </table:table-row>
        <table:table-row table:style-name="ro1">
          <table:table-cell office:value-type="string" calcext:value-type="string">
            <text:p>Wang, Y., Moradi, G., Klumpp, E., von Sperber, C., Tamburini, F., Ritter, B., Fuentes, B., Amelung, W., Bol, R.</text:p>
          </table:table-cell>
          <table:table-cell office:value-type="string" calcext:value-type="string">
            <text:p>57221770527;57210666820;55933282800;55941025800;6602436520;57197364863;36658198000;7004440199;7006657494;</text:p>
          </table:table-cell>
          <table:table-cell office:value-type="string" calcext:value-type="string">
            <text:p>Phosphate oxygen isotope fingerprints of past biological activity in the Atacama Dese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ochimica et Cosmochimica Acta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.1016/j.gca.2021.07.027</text:p>
          </table:table-cell>
          <table:table-cell office:value-type="string" calcext:value-type="string">
            <text:p>https://www.scopus.com/inward/record.uri?eid=2-s2.0-85112019688&amp;doi=10.1016%2fj.gca.2021.07.027&amp;partnerID=40&amp;md5=a9d3703e30fc84a7d0cc0ae79ef7568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112019688</text:p>
          </table:table-cell>
        </table:table-row>
        <table:table-row table:style-name="ro1">
          <table:table-cell office:value-type="string" calcext:value-type="string">
            <text:p>Gattacceca, J., Devouard, B., Barrat, J.-A., Rochette, P., Balestrieri, M.L., Bigazzi, G., Ménard, G., Moustard, F., Dos Santos, E., Scorzelli, R., Valenzuela, M., Gounelle, M., Debaille, V., Beck, P., Bonal, L., Reynard, B., Warner, M.</text:p>
          </table:table-cell>
          <table:table-cell office:value-type="string" calcext:value-type="string">
            <text:p>6603540166;6701853723;7102283405;7006811225;7006679326;56212338000;57224782322;56943451700;57224765293;6603903914;57197676669;55883197300;6505542271;7201483615;8519143800;7003527590;57139698000;</text:p>
          </table:table-cell>
          <table:table-cell office:value-type="string" calcext:value-type="string">
            <text:p>A 650 km2 Miocene strewnfield of splash-form impact glasses in the Atacama Desert, Chil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arth and Planetary Science Letters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17049" calcext:value-type="float">
            <text:p>117049</text:p>
          </table:table-cell>
          <table:table-cell table:number-columns-repeated="4"/>
          <table:table-cell office:value-type="string" calcext:value-type="string">
            <text:p>10.1016/j.epsl.2021.117049</text:p>
          </table:table-cell>
          <table:table-cell office:value-type="string" calcext:value-type="string">
            <text:p>https://www.scopus.com/inward/record.uri?eid=2-s2.0-85108280660&amp;doi=10.1016%2fj.epsl.2021.117049&amp;partnerID=40&amp;md5=dec7316fe419b735d21869a7d28ebc1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108280660</text:p>
          </table:table-cell>
        </table:table-row>
        <table:table-row table:style-name="ro1">
          <table:table-cell office:value-type="string" calcext:value-type="string">
            <text:p>Shen, J., Wyness, A.J., Claire, M.W., Zerkle, A.L.</text:p>
          </table:table-cell>
          <table:table-cell office:value-type="string" calcext:value-type="string">
            <text:p>57217583202;57207888210;8691333500;12244468800;</text:p>
          </table:table-cell>
          <table:table-cell office:value-type="string" calcext:value-type="string">
            <text:p>Spatial Variability of Microbial Communities and Salt Distributions Across a Latitudinal Aridity Gradient in the Atacama Dese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icrobial Ecology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.1007/s00248-020-01672-w</text:p>
          </table:table-cell>
          <table:table-cell office:value-type="string" calcext:value-type="string">
            <text:p>https://www.scopus.com/inward/record.uri?eid=2-s2.0-85099384959&amp;doi=10.1007%2fs00248-020-01672-w&amp;partnerID=40&amp;md5=c2fd4d3e51ebfe8deafc58e257c7872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99384959</text:p>
          </table:table-cell>
        </table:table-row>
        <table:table-row table:style-name="ro1">
          <table:table-cell office:value-type="string" calcext:value-type="string">
            <text:p>Díaz-Rullo, J., Rodríguez-Valdecantos, G., Torres-Rojas, F., Cid, L., Vargas, I.T., González, B., González-Pastor, J.E.</text:p>
          </table:table-cell>
          <table:table-cell office:value-type="string" calcext:value-type="string">
            <text:p>57226781259;56565483700;57218143096;57226764894;23568919100;7102739062;6602455867;</text:p>
          </table:table-cell>
          <table:table-cell office:value-type="string" calcext:value-type="string">
            <text:p>Mining for Perchlorate Resistance Genes in Microorganisms From Sediments of a Hypersaline Pond in Atacama Desert, Chil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rontiers in Microbiolog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3874" calcext:value-type="float">
            <text:p>7238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0.3389/fmicb.2021.723874</text:p>
          </table:table-cell>
          <table:table-cell office:value-type="string" calcext:value-type="string">
            <text:p>https://www.scopus.com/inward/record.uri?eid=2-s2.0-85112631650&amp;doi=10.3389%2ffmicb.2021.723874&amp;partnerID=40&amp;md5=85bcdcebb5ca15638a2fc2cd037c680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112631650</text:p>
          </table:table-cell>
        </table:table-row>
        <table:table-row table:style-name="ro1">
          <table:table-cell office:value-type="string" calcext:value-type="string">
            <text:p>Jackson, W.A., Brundrett, M., Böhlke, J.K., Hatzinger, P.B., Mroczkowski, S.J., Sturchio, N.C.</text:p>
          </table:table-cell>
          <table:table-cell office:value-type="string" calcext:value-type="string">
            <text:p>7401888610;56589694500;7004491698;6602124610;56541264200;7004475068;</text:p>
          </table:table-cell>
          <table:table-cell office:value-type="string" calcext:value-type="string">
            <text:p>Isotopic composition of natural and synthetic chlorate (δ18O, Δ17O, δ37Cl, 36Cl/Cl): Methods and initial result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emospher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29586" calcext:value-type="float">
            <text:p>1295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0.1016/j.chemosphere.2021.129586</text:p>
          </table:table-cell>
          <table:table-cell office:value-type="string" calcext:value-type="string">
            <text:p>https://www.scopus.com/inward/record.uri?eid=2-s2.0-85100081900&amp;doi=10.1016%2fj.chemosphere.2021.129586&amp;partnerID=40&amp;md5=f27385644bb998edae427badbece4f6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100081900</text:p>
          </table:table-cell>
        </table:table-row>
        <table:table-row table:style-name="ro1">
          <table:table-cell office:value-type="string" calcext:value-type="string">
            <text:p>McKay, C.P.</text:p>
          </table:table-cell>
          <table:table-cell office:value-type="string" calcext:value-type="string">
            <text:p>7101952183;</text:p>
          </table:table-cell>
          <table:table-cell office:value-type="string" calcext:value-type="string">
            <text:p>Preservation of static lifeless landscapes in the antarctic dry valleys and the atacama desert and applications to the moon and ma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thics and the Environmen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.2979/ethicsenviro.26.1.05</text:p>
          </table:table-cell>
          <table:table-cell office:value-type="string" calcext:value-type="string">
            <text:p>https://www.scopus.com/inward/record.uri?eid=2-s2.0-85109109887&amp;doi=10.2979%2fethicsenviro.26.1.05&amp;partnerID=40&amp;md5=73adc4a044beabd6c5e642ccec9abc8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109109887</text:p>
          </table:table-cell>
        </table:table-row>
        <table:table-row table:style-name="ro1">
          <table:table-cell office:value-type="string" calcext:value-type="string">
            <text:p>Pourkhorsandi, H., Debaille, V., Armytage, R.M.G., van Ginneken, M., Rochette, P., Gattacceca, J.</text:p>
          </table:table-cell>
          <table:table-cell office:value-type="string" calcext:value-type="string">
            <text:p>56850503100;6505542271;36008038300;24340144900;7006811225;6603540166;</text:p>
          </table:table-cell>
          <table:table-cell office:value-type="string" calcext:value-type="string">
            <text:p>The effects of terrestrial weathering on samarium‑neodymium isotopic composition of ordinary chondrit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emical Geology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20056" calcext:value-type="float">
            <text:p>1200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0.1016/j.chemgeo.2020.120056</text:p>
          </table:table-cell>
          <table:table-cell office:value-type="string" calcext:value-type="string">
            <text:p>https://www.scopus.com/inward/record.uri?eid=2-s2.0-85099498913&amp;doi=10.1016%2fj.chemgeo.2020.120056&amp;partnerID=40&amp;md5=1655257c3d0655e7a96afa3dce1b6ae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99498913</text:p>
          </table:table-cell>
        </table:table-row>
        <table:table-row table:style-name="ro1">
          <table:table-cell office:value-type="string" calcext:value-type="string">
            <text:p>Shen, J.</text:p>
          </table:table-cell>
          <table:table-cell office:value-type="string" calcext:value-type="string">
            <text:p>57217583202;</text:p>
          </table:table-cell>
          <table:table-cell office:value-type="string" calcext:value-type="string">
            <text:p>Phospholipid biomarkers in Mars-analogous soils of the Atacama Dese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ternational Journal of Astrobiology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.1017/S1473550420000294</text:p>
          </table:table-cell>
          <table:table-cell office:value-type="string" calcext:value-type="string">
            <text:p>https://www.scopus.com/inward/record.uri?eid=2-s2.0-85095427248&amp;doi=10.1017%2fS1473550420000294&amp;partnerID=40&amp;md5=5b93b48444a8db3a05bb64ab64a1253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95427248</text:p>
          </table:table-cell>
        </table:table-row>
        <table:table-row table:style-name="ro1">
          <table:table-cell office:value-type="string" calcext:value-type="string">
            <text:p>Azua-Bustos, A., González-Silva, C., Fernández-Martínez, M.Á., Arenas-Fajardo, C., Fonseca, R., Martín-Torres, F.J., Fernández-Sampedro, M., Fairén, A.G., Zorzano, M.-P.</text:p>
          </table:table-cell>
          <table:table-cell office:value-type="string" calcext:value-type="string">
            <text:p>26038934900;35098616700;55653277100;55641591100;54895907100;6603402408;56293647900;7003799252;35612235000;</text:p>
          </table:table-cell>
          <table:table-cell office:value-type="string" calcext:value-type="string">
            <text:p>Author Correction: Aeolian transport of viable microbial life across the Atacama Desert, Chile: Implications for Mars (Scientific Reports, (2019), 9, 1, (11024), 10.1038/s41598-019-47394-z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cientific Repor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table:number-columns-repeated="4"/>
          <table:table-cell office:value-type="string" calcext:value-type="string">
            <text:p>10.1038/s41598-020-57444-6</text:p>
          </table:table-cell>
          <table:table-cell office:value-type="string" calcext:value-type="string">
            <text:p>https://www.scopus.com/inward/record.uri?eid=2-s2.0-85077895198&amp;doi=10.1038%2fs41598-020-57444-6&amp;partnerID=40&amp;md5=e9de8ad35b6d5dad7184cf3370641ece</text:p>
          </table:table-cell>
          <table:table-cell office:value-type="string" calcext:value-type="string">
            <text:p>Erratum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77895198</text:p>
          </table:table-cell>
        </table:table-row>
        <table:table-row table:style-name="ro1">
          <table:table-cell office:value-type="string" calcext:value-type="string">
            <text:p>Shen, J., Smith, A.C., Claire, M.W., Zerkle, A.L.</text:p>
          </table:table-cell>
          <table:table-cell office:value-type="string" calcext:value-type="string">
            <text:p>57217583202;55516291200;8691333500;12244468800;</text:p>
          </table:table-cell>
          <table:table-cell office:value-type="string" calcext:value-type="string">
            <text:p>Unraveling biogeochemical phosphorus dynamics in hyperarid Mars-analogue soils using stable oxygen isotopes in phosphat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eobiology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.1111/gbi.12408</text:p>
          </table:table-cell>
          <table:table-cell office:value-type="string" calcext:value-type="string">
            <text:p>https://www.scopus.com/inward/record.uri?eid=2-s2.0-85089573257&amp;doi=10.1111%2fgbi.12408&amp;partnerID=40&amp;md5=256c4a1e4db03099ad3f341b7249925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89573257</text:p>
          </table:table-cell>
        </table:table-row>
        <table:table-row table:style-name="ro1">
          <table:table-cell office:value-type="string" calcext:value-type="string">
            <text:p>Mora, M.F., Kehl, F., Tavares Da Costa, E., Bramall, N., Willis, P.A.</text:p>
          </table:table-cell>
          <table:table-cell office:value-type="string" calcext:value-type="string">
            <text:p>12771521500;26647489000;57219900283;10340627700;7102962686;</text:p>
          </table:table-cell>
          <table:table-cell office:value-type="string" calcext:value-type="string">
            <text:p>Fully Automated Microchip Electrophoresis Analyzer for Potential Life Detection Mission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alytical Chemistry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959" calcext:value-type="float">
            <text:p>12959</text:p>
          </table:table-cell>
          <table:table-cell office:value-type="float" office:value="12966" calcext:value-type="float">
            <text:p>1296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0.1021/acs.analchem.0c01628</text:p>
          </table:table-cell>
          <table:table-cell office:value-type="string" calcext:value-type="string">
            <text:p>https://www.scopus.com/inward/record.uri?eid=2-s2.0-85095967675&amp;doi=10.1021%2facs.analchem.0c01628&amp;partnerID=40&amp;md5=183d274b054db93f004b607586c05cf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95967675</text:p>
          </table:table-cell>
        </table:table-row>
        <table:table-row table:style-name="ro1">
          <table:table-cell office:value-type="string" calcext:value-type="string">
            <text:p>McMillan, M., Schoenbohm, L.M.</text:p>
          </table:table-cell>
          <table:table-cell office:value-type="string" calcext:value-type="string">
            <text:p>57193773546;8148514600;</text:p>
          </table:table-cell>
          <table:table-cell office:value-type="string" calcext:value-type="string">
            <text:p>Large-Scale Cenozoic Wind Erosion in the Puna Plateau: The Salina del Fraile Depress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of Geophysical Research: Earth Surface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2020JF00568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0.1029/2020JF005682</text:p>
          </table:table-cell>
          <table:table-cell office:value-type="string" calcext:value-type="string">
            <text:p>https://www.scopus.com/inward/record.uri?eid=2-s2.0-85091426986&amp;doi=10.1029%2f2020JF005682&amp;partnerID=40&amp;md5=042f831d21517ba009d2fff93d4db45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91426986</text:p>
          </table:table-cell>
        </table:table-row>
        <table:table-row table:style-name="ro1">
          <table:table-cell office:value-type="string" calcext:value-type="string">
            <text:p>Favaro, E.A., Hugenholtz, C.H., Barchyn, T.E., Gough, T.R.</text:p>
          </table:table-cell>
          <table:table-cell office:value-type="string" calcext:value-type="string">
            <text:p>57220367538;8696440600;24461065500;57216732484;</text:p>
          </table:table-cell>
          <table:table-cell office:value-type="string" calcext:value-type="string">
            <text:p>Wind regime, sediment transport, and landscape dynamics at a Mars analogue site in the Andes Mountains of Northwestern Argentin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carus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13765" calcext:value-type="float">
            <text:p>1137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.1016/j.icarus.2020.113765</text:p>
          </table:table-cell>
          <table:table-cell office:value-type="string" calcext:value-type="string">
            <text:p>https://www.scopus.com/inward/record.uri?eid=2-s2.0-85084387833&amp;doi=10.1016%2fj.icarus.2020.113765&amp;partnerID=40&amp;md5=e36fa26fb14c18652e41e50307db51e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84387833</text:p>
          </table:table-cell>
        </table:table-row>
        <table:table-row table:style-name="ro1">
          <table:table-cell office:value-type="string" calcext:value-type="string">
            <text:p>Cabré, A., Remy, D., Aguilar, G., Carretier, S., Riquelme, R.</text:p>
          </table:table-cell>
          <table:table-cell office:value-type="string" calcext:value-type="string">
            <text:p>57191497962;7005181463;36624833300;6603118126;56228802300;</text:p>
          </table:table-cell>
          <table:table-cell office:value-type="string" calcext:value-type="string">
            <text:p>Mapping rainstorm erosion associated with an individual storm from InSAR coherence loss validated by field evidence for the Atacama Dese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arth Surface Processes and Landforms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2106" calcext:value-type="float">
            <text:p>210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.1002/esp.4868</text:p>
          </table:table-cell>
          <table:table-cell office:value-type="string" calcext:value-type="string">
            <text:p>https://www.scopus.com/inward/record.uri?eid=2-s2.0-85083970431&amp;doi=10.1002%2fesp.4868&amp;partnerID=40&amp;md5=0e7cd8d134541d59b383842d7559761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83970431</text:p>
          </table:table-cell>
        </table:table-row>
        <table:table-row table:style-name="ro1">
          <table:table-cell office:value-type="string" calcext:value-type="string">
            <text:p>Kereszturi, Á., Aszalós, J.M., Heiling, Z., Ignéczi, Á., Kapui, Z., Király, C., Leél-Össy, S., Nagy, B., Nemerkényi, Z., Pál, B., Skultéti, Á., Szalai, Z.</text:p>
          </table:table-cell>
          <table:table-cell office:value-type="string" calcext:value-type="string">
            <text:p>55903788800;57189758260;57218843694;55635406500;57202852246;57170169800;8744690000;57189756799;56500643000;57191894967;56050836900;6602857644;</text:p>
          </table:table-cell>
          <table:table-cell office:value-type="string" calcext:value-type="string">
            <text:p>Cold, Dry, Windy, and UV Irradiated: Surveying Mars-Relevant Conditions in Ojos del Salado Volcano (Andes Mountains, Chil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robiology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.1089/ast.2019.2165</text:p>
          </table:table-cell>
          <table:table-cell office:value-type="string" calcext:value-type="string">
            <text:p>https://www.scopus.com/inward/record.uri?eid=2-s2.0-85090415494&amp;doi=10.1089%2fast.2019.2165&amp;partnerID=40&amp;md5=d2c77884155d2b90f89af9dfa9b77b19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90415494</text:p>
          </table:table-cell>
        </table:table-row>
        <table:table-row table:style-name="ro1">
          <table:table-cell office:value-type="string" calcext:value-type="string">
            <text:p>Aerts, J.W., Riedo, A., Melton, D.J., Martini, S., Flahaut, J., Meierhenrich, U.J., Meinert, C., Myrgorodska, I., Lindner, R., Ehrenfreund, P.</text:p>
          </table:table-cell>
          <table:table-cell office:value-type="string" calcext:value-type="string">
            <text:p>56392542700;36810227700;57217140056;57217139878;35344842200;7004117605;36106109200;56491226500;57195107754;7005276576;</text:p>
          </table:table-cell>
          <table:table-cell office:value-type="string" calcext:value-type="string">
            <text:p>Biosignature Analysis of Mars Soil Analogs from the Atacama Desert: Challenges and Implications for Future Missions to Ma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robiology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0.1089/ast.2019.2063</text:p>
          </table:table-cell>
          <table:table-cell office:value-type="string" calcext:value-type="string">
            <text:p>https://www.scopus.com/inward/record.uri?eid=2-s2.0-85086420252&amp;doi=10.1089%2fast.2019.2063&amp;partnerID=40&amp;md5=b392280dd55550a01014269ad9f7982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86420252</text:p>
          </table:table-cell>
        </table:table-row>
        <table:table-row table:style-name="ro1">
          <table:table-cell office:value-type="string" calcext:value-type="string">
            <text:p>Huang, W., Ertekin, E., Wang, T., Cruz, L., Dailey, M., DiRuggiero, J., Kisailus, D.</text:p>
          </table:table-cell>
          <table:table-cell office:value-type="string" calcext:value-type="string">
            <text:p>57199043302;55335254700;57214132035;57201260668;57201457371;6602943553;6603487498;</text:p>
          </table:table-cell>
          <table:table-cell office:value-type="string" calcext:value-type="string">
            <text:p>Mechanism of water extraction from gypsum rock by desert colonizing microorganis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ceedings of the National Academy of Sciences of the United States of America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681" calcext:value-type="float">
            <text:p>10681</text:p>
          </table:table-cell>
          <table:table-cell office:value-type="float" office:value="10687" calcext:value-type="float">
            <text:p>106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0.1073/pnas.2001613117</text:p>
          </table:table-cell>
          <table:table-cell office:value-type="string" calcext:value-type="string">
            <text:p>https://www.scopus.com/inward/record.uri?eid=2-s2.0-85084963832&amp;doi=10.1073%2fpnas.2001613117&amp;partnerID=40&amp;md5=a20baa4e9b3849e66c87e8a7c186862f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84963832</text:p>
          </table:table-cell>
        </table:table-row>
        <table:table-row table:style-name="ro1">
          <table:table-cell office:value-type="string" calcext:value-type="string">
            <text:p>D'Orazio, M.</text:p>
          </table:table-cell>
          <table:table-cell office:value-type="string" calcext:value-type="string">
            <text:p>57214669956;</text:p>
          </table:table-cell>
          <table:table-cell office:value-type="string" calcext:value-type="string">
            <text:p>Petrography, geochemistry and classification of ten new iron meteorites from Northwest Africa and Chi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eriodico di Mineralog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10.2451/2020PM855</text:p>
          </table:table-cell>
          <table:table-cell office:value-type="string" calcext:value-type="string">
            <text:p>https://www.scopus.com/inward/record.uri?eid=2-s2.0-85086153470&amp;doi=10.2451%2f2020PM855&amp;partnerID=40&amp;md5=329e7b5066a88b7ad9786cf1ad97780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86153470</text:p>
          </table:table-cell>
        </table:table-row>
        <table:table-row table:style-name="ro1">
          <table:table-cell office:value-type="string" calcext:value-type="string">
            <text:p>Bentz, J.L., Peterson, R.C.</text:p>
          </table:table-cell>
          <table:table-cell office:value-type="string" calcext:value-type="string">
            <text:p>57199995364;7403616991;</text:p>
          </table:table-cell>
          <table:table-cell office:value-type="string" calcext:value-type="string">
            <text:p>THE FORMATION OF CLAY MINERALS IN THE MUDFLATS OF BOLIVIAN SALAR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lays and Clay Minerals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.1007/s42860-020-00065-x</text:p>
          </table:table-cell>
          <table:table-cell office:value-type="string" calcext:value-type="string">
            <text:p>https://www.scopus.com/inward/record.uri?eid=2-s2.0-85085352184&amp;doi=10.1007%2fs42860-020-00065-x&amp;partnerID=40&amp;md5=4f7784affcf3a9923fe2d00600921f1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85352184</text:p>
          </table:table-cell>
        </table:table-row>
        <table:table-row table:style-name="ro1">
          <table:table-cell office:value-type="string" calcext:value-type="string">
            <text:p>Sager, C., Airo, A., Arens, F.L., Rabethge, C., Schulze-Makuch, D.</text:p>
          </table:table-cell>
          <table:table-cell office:value-type="string" calcext:value-type="string">
            <text:p>57211635542;8729907400;57201195255;57211646725;7003451292;</text:p>
          </table:table-cell>
          <table:table-cell office:value-type="string" calcext:value-type="string">
            <text:p>New types of boulder accumulations in the hyper-arid Atacama Dese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eomorphology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6897" calcext:value-type="float">
            <text:p>10689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0.1016/j.geomorph.2019.106897</text:p>
          </table:table-cell>
          <table:table-cell office:value-type="string" calcext:value-type="string">
            <text:p>https://www.scopus.com/inward/record.uri?eid=2-s2.0-85074687693&amp;doi=10.1016%2fj.geomorph.2019.106897&amp;partnerID=40&amp;md5=a4c766acd01a67a2a2baeea3818a055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74687693</text:p>
          </table:table-cell>
        </table:table-row>
        <table:table-row table:style-name="ro1">
          <table:table-cell office:value-type="string" calcext:value-type="string">
            <text:p>Kehl, F., Kovarik, N.A., Creamer, J.S., da Costa, E.T., Willis, P.A.</text:p>
          </table:table-cell>
          <table:table-cell office:value-type="string" calcext:value-type="string">
            <text:p>26647489000;57212472620;57195456605;36245793300;7102962686;</text:p>
          </table:table-cell>
          <table:table-cell office:value-type="string" calcext:value-type="string">
            <text:p>A Subcritical Water Extractor Prototype for Potential Astrobiology Spaceflight Missi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arth and Space Scienc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43" calcext:value-type="float">
            <text:p>2443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.1029/2019EA000803</text:p>
          </table:table-cell>
          <table:table-cell office:value-type="string" calcext:value-type="string">
            <text:p>https://www.scopus.com/inward/record.uri?eid=2-s2.0-85076741544&amp;doi=10.1029%2f2019EA000803&amp;partnerID=40&amp;md5=ecc250d4cd761d2c7b65a2afad7e674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76741544</text:p>
          </table:table-cell>
        </table:table-row>
        <table:table-row table:style-name="ro1">
          <table:table-cell office:value-type="string" calcext:value-type="string">
            <text:p>Shen, J., Zerkle, A.L., Stueeken, E., Claire, M.W.</text:p>
          </table:table-cell>
          <table:table-cell office:value-type="string" calcext:value-type="string">
            <text:p>57217583202;12244468800;57190159267;8691333500;</text:p>
          </table:table-cell>
          <table:table-cell office:value-type="string" calcext:value-type="string">
            <text:p>Nitrates as a potential N supply for microbial ecosystems in a hyperarid mars analog syste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if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0.3390/life9040079</text:p>
          </table:table-cell>
          <table:table-cell office:value-type="string" calcext:value-type="string">
            <text:p>https://www.scopus.com/inward/record.uri?eid=2-s2.0-85074509345&amp;doi=10.3390%2flife9040079&amp;partnerID=40&amp;md5=bbf9fac474ecc3c468c6ad0542d32ca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74509345</text:p>
          </table:table-cell>
        </table:table-row>
        <table:table-row table:style-name="ro1">
          <table:table-cell office:value-type="string" calcext:value-type="string">
            <text:p>Azua-Bustos, A., González-Silva, C., Fernández-Martínez, M.Á., Arenas-Fajardo, C., Fonseca, R., Martín-Torres, F.J., Fernández-Sampedro, M., Fairén, A.G., Zorzano, M.-P.</text:p>
          </table:table-cell>
          <table:table-cell office:value-type="string" calcext:value-type="string">
            <text:p>26038934900;35098616700;55653277100;55641591100;54895907100;6603402408;56293647900;7003799252;35612235000;</text:p>
          </table:table-cell>
          <table:table-cell office:value-type="string" calcext:value-type="string">
            <text:p>Aeolian transport of viable microbial life across the Atacama Desert, Chile: Implications for Mar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cientific Report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024" calcext:value-type="float">
            <text:p>110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.1038/s41598-019-47394-z</text:p>
          </table:table-cell>
          <table:table-cell office:value-type="string" calcext:value-type="string">
            <text:p>https://www.scopus.com/inward/record.uri?eid=2-s2.0-85071189771&amp;doi=10.1038%2fs41598-019-47394-z&amp;partnerID=40&amp;md5=c2ea0277ff5e5520cbf04ed129ca49a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71189771</text:p>
          </table:table-cell>
        </table:table-row>
        <table:table-row table:style-name="ro1">
          <table:table-cell office:value-type="string" calcext:value-type="string">
            <text:p>Li, J., Wang, F., Michalski, G., Wilkins, B.</text:p>
          </table:table-cell>
          <table:table-cell office:value-type="string" calcext:value-type="string">
            <text:p>56261245900;55957855600;57205981224;57201555730;</text:p>
          </table:table-cell>
          <table:table-cell office:value-type="string" calcext:value-type="string">
            <text:p>Atmospheric deposition across the Atacama Desert, Chile: Compositions, source distributions, and interannual comparis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emical Geology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0.1016/j.chemgeo.2019.07.037</text:p>
          </table:table-cell>
          <table:table-cell office:value-type="string" calcext:value-type="string">
            <text:p>https://www.scopus.com/inward/record.uri?eid=2-s2.0-85070578261&amp;doi=10.1016%2fj.chemgeo.2019.07.037&amp;partnerID=40&amp;md5=ef2156704d3cd767e4b26b1a2672730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70578261</text:p>
          </table:table-cell>
        </table:table-row>
        <table:table-row table:style-name="ro1">
          <table:table-cell office:value-type="string" calcext:value-type="string">
            <text:p>Mörchen, R., Lehndorff, E., Diaz, F.A., Moradi, G., Bol, R., Fuentes, B., Klumpp, E., Amelung, W.</text:p>
          </table:table-cell>
          <table:table-cell office:value-type="string" calcext:value-type="string">
            <text:p>57210392664;6506255250;57216261454;57210666820;7006657494;36658198000;55933282800;7004440199;</text:p>
          </table:table-cell>
          <table:table-cell office:value-type="string" calcext:value-type="string">
            <text:p>Carbon accrual in the Atacama Dese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lobal and Planetary Chang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02993" calcext:value-type="float">
            <text:p>10299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.1016/j.gloplacha.2019.102993</text:p>
          </table:table-cell>
          <table:table-cell office:value-type="string" calcext:value-type="string">
            <text:p>https://www.scopus.com/inward/record.uri?eid=2-s2.0-85070559962&amp;doi=10.1016%2fj.gloplacha.2019.102993&amp;partnerID=40&amp;md5=0046eccd2f349eeb739b416394666ad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70559962</text:p>
          </table:table-cell>
        </table:table-row>
        <table:table-row table:style-name="ro1">
          <table:table-cell office:value-type="string" calcext:value-type="string">
            <text:p>Bhardwaj, A., Sam, L., Martín-Torres, F.J., Zorzano, M.-P., Luque, J.A.R.</text:p>
          </table:table-cell>
          <table:table-cell office:value-type="string" calcext:value-type="string">
            <text:p>55366249600;56487482100;6603402408;35612235000;57225709894;</text:p>
          </table:table-cell>
          <table:table-cell office:value-type="string" calcext:value-type="string">
            <text:p>UAV imaging of a martian brine analogue environment in a fluvio-aeolian sett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mote Sensing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04" calcext:value-type="float">
            <text:p>21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0.3390/rs11182104</text:p>
          </table:table-cell>
          <table:table-cell office:value-type="string" calcext:value-type="string">
            <text:p>https://www.scopus.com/inward/record.uri?eid=2-s2.0-85072630275&amp;doi=10.3390%2frs11182104&amp;partnerID=40&amp;md5=1863a0fb5c24fb1a879aa0aa5a6d4b6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72630275</text:p>
          </table:table-cell>
        </table:table-row>
        <table:table-row table:style-name="ro1">
          <table:table-cell office:value-type="string" calcext:value-type="string">
            <text:p>Torre, G., Gaiero, D.M., Sawakuchi, A.O., Río, I.D., Coppo, R.</text:p>
          </table:table-cell>
          <table:table-cell office:value-type="string" calcext:value-type="string">
            <text:p>57208511374;6603319314;15840884400;57113284300;57208510143;</text:p>
          </table:table-cell>
          <table:table-cell office:value-type="string" calcext:value-type="string">
            <text:p>Revisiting the chronology and environmental conditions for the accretion of late Pleistocene-early Holocene Pampean loess (Argentina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aternary Science Reviews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.1016/j.quascirev.2019.04.018</text:p>
          </table:table-cell>
          <table:table-cell office:value-type="string" calcext:value-type="string">
            <text:p>https://www.scopus.com/inward/record.uri?eid=2-s2.0-85064995541&amp;doi=10.1016%2fj.quascirev.2019.04.018&amp;partnerID=40&amp;md5=2d88ba6dae2558802562e07355cb8c4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64995541</text:p>
          </table:table-cell>
        </table:table-row>
        <table:table-row table:style-name="ro1">
          <table:table-cell office:value-type="string" calcext:value-type="string">
            <text:p>Cubillos, C.F., Paredes, A., Yáñez, C., Palma, J., Severino, E., Vejar, D., Grágeda, M., Dorador, C.</text:p>
          </table:table-cell>
          <table:table-cell office:value-type="string" calcext:value-type="string">
            <text:p>57205189954;7005893042;57194325441;57204180564;57209852996;36976404500;12800360600;23666723800;</text:p>
          </table:table-cell>
          <table:table-cell office:value-type="string" calcext:value-type="string">
            <text:p>Insights into the microbiology of the chaotropic brines of Salar de Atacama, Chi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rontiers in Microbiolog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11" calcext:value-type="float">
            <text:p>16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10.3389/fmicb.2019.01611</text:p>
          </table:table-cell>
          <table:table-cell office:value-type="string" calcext:value-type="string">
            <text:p>https://www.scopus.com/inward/record.uri?eid=2-s2.0-85068908204&amp;doi=10.3389%2ffmicb.2019.01611&amp;partnerID=40&amp;md5=3981609f4498eb5a39ef62c91dba36e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68908204</text:p>
          </table:table-cell>
        </table:table-row>
        <table:table-row table:style-name="ro1">
          <table:table-cell office:value-type="string" calcext:value-type="string">
            <text:p>Parro, V., Puente-Sánchez, F., Cabrol, N.A., Gallardo-Carreño, I., Moreno-Paz, M., Blanco, Y., García-Villadangos, M., Tambley, C., Tilot, V.C., Thompson, C., Smith, E., Sobrón, P., Demergasso, C.S., Echeverría-Vega, A., Fernández-Martínez, M.A., Whyte, L.G., Fairén, A.G.</text:p>
          </table:table-cell>
          <table:table-cell office:value-type="string" calcext:value-type="string">
            <text:p>6701611493;55927881600;8941957900;57188429200;7801549655;8974332400;23984700500;36156166100;24332944700;7404237941;57209688640;21740289300;35228899200;35228962200;55653277100;7005802569;7003799252;</text:p>
          </table:table-cell>
          <table:table-cell office:value-type="string" calcext:value-type="string">
            <text:p>Microbiology and nitrogen cycle in the benthic sediments of a glacial oligotrophic deep andean lake as analog of ancient martian lake-bed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rontiers in Microbiolo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0.3389/fmicb.2019.00929</text:p>
          </table:table-cell>
          <table:table-cell office:value-type="string" calcext:value-type="string">
            <text:p>https://www.scopus.com/inward/record.uri?eid=2-s2.0-85068437314&amp;doi=10.3389%2ffmicb.2019.00929&amp;partnerID=40&amp;md5=de898dfefb541ef965f67ca99028121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68437314</text:p>
          </table:table-cell>
        </table:table-row>
        <table:table-row table:style-name="ro1">
          <table:table-cell office:value-type="string" calcext:value-type="string">
            <text:p>Drouard, A., Gattacceca, J., Hutzler, A., Rochette, P., Braucher, R., Bourlès, D., Gounelle, M., Morbidelli, A., Debaille, V., Van Ginneken, M., Valenzuela, M., Quesnel, Y., Martinez, R., Aumaître, G., Keddadouche, K.</text:p>
          </table:table-cell>
          <table:table-cell office:value-type="string" calcext:value-type="string">
            <text:p>57193693994;6603540166;55382242200;7006811225;6602165786;7004693622;55883197300;7006177504;6505542271;24340144900;57197676669;25648503600;57139506500;23491271100;24066670700;</text:p>
          </table:table-cell>
          <table:table-cell office:value-type="string" calcext:value-type="string">
            <text:p>The meteorite flux of the past 2 m.y. Recorded in the Atacama Dese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eology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0.1130/G45831.1</text:p>
          </table:table-cell>
          <table:table-cell office:value-type="string" calcext:value-type="string">
            <text:p>https://www.scopus.com/inward/record.uri?eid=2-s2.0-85068087099&amp;doi=10.1130%2fG45831.1&amp;partnerID=40&amp;md5=75e1c3016f6175b55cdcd3e175f928c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68087099</text:p>
          </table:table-cell>
        </table:table-row>
        <table:table-row table:style-name="ro1">
          <table:table-cell office:value-type="string" calcext:value-type="string">
            <text:p>Pourkhorsandi, H., Gattacceca, J., Rochette, P., D'Orazio, M., Kamali, H., de Avillez, R., Letichevsky, S., Djamali, M., Mirnejad, H., Debaille, V., Jull, A.J.T.</text:p>
          </table:table-cell>
          <table:table-cell office:value-type="string" calcext:value-type="string">
            <text:p>56850503100;6603540166;7006811225;57214669956;57209096662;35588153700;8385803800;14044985200;24471998400;6505542271;7005603161;</text:p>
          </table:table-cell>
          <table:table-cell office:value-type="string" calcext:value-type="string">
            <text:p>Meteorites from the Lut Desert (Iran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eteoritics and Planetary Science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37" calcext:value-type="float">
            <text:p>173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0.1111/maps.13311</text:p>
          </table:table-cell>
          <table:table-cell office:value-type="string" calcext:value-type="string">
            <text:p>https://www.scopus.com/inward/record.uri?eid=2-s2.0-85066486527&amp;doi=10.1111%2fmaps.13311&amp;partnerID=40&amp;md5=25a21d9f8b3348637c79eede4fc5947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66486527</text:p>
          </table:table-cell>
        </table:table-row>
        <table:table-row table:style-name="ro1">
          <table:table-cell office:value-type="string" calcext:value-type="string">
            <text:p>Pfeiffer, M., Latorre, C., Gayo, E., Amundson, R.</text:p>
          </table:table-cell>
          <table:table-cell office:value-type="string" calcext:value-type="string">
            <text:p>57203628605;7005764439;23392571300;7005994343;</text:p>
          </table:table-cell>
          <table:table-cell office:value-type="string" calcext:value-type="string">
            <text:p>Rare calcium chloride-rich soil and implications for the existence of liquid water in a hyperarid environmen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eology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.1130/G45642.1</text:p>
          </table:table-cell>
          <table:table-cell office:value-type="string" calcext:value-type="string">
            <text:p>https://www.scopus.com/inward/record.uri?eid=2-s2.0-85060433195&amp;doi=10.1130%2fG45642.1&amp;partnerID=40&amp;md5=ad4de671973d502ab4b33d094b18c52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60433195</text:p>
          </table:table-cell>
        </table:table-row>
        <table:table-row table:style-name="ro1">
          <table:table-cell office:value-type="string" calcext:value-type="string">
            <text:p>Pulschen, A.A., Araujo, G.G., Souza Ramos de Carvalho, A.C., Cerini, M.F., Fonseca, L.M., Galante, D., Rodrigues, F.</text:p>
          </table:table-cell>
          <table:table-cell office:value-type="string" calcext:value-type="string">
            <text:p>55918079700;56770867900;57204919126;57204670398;57204677803;16318631900;16029720800;</text:p>
          </table:table-cell>
          <table:table-cell office:value-type="string" calcext:value-type="string">
            <text:p>Survival of extremophilic yeasts in the stratospheric environment during balloon flights and in laboratory simulati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plied and Environmental Microbiology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01942-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.1128/AEM.01942-18</text:p>
          </table:table-cell>
          <table:table-cell office:value-type="string" calcext:value-type="string">
            <text:p>https://www.scopus.com/inward/record.uri?eid=2-s2.0-85056659941&amp;doi=10.1128%2fAEM.01942-18&amp;partnerID=40&amp;md5=0b8cec585fed31cb5e348cbae95a4f2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56659941</text:p>
          </table:table-cell>
        </table:table-row>
        <table:table-row table:style-name="ro1">
          <table:table-cell office:value-type="string" calcext:value-type="string">
            <text:p>Oberlin, E.A., Claire, M.W., Kounaves, S.P.</text:p>
          </table:table-cell>
          <table:table-cell office:value-type="string" calcext:value-type="string">
            <text:p>57201200596;8691333500;7004018919;</text:p>
          </table:table-cell>
          <table:table-cell office:value-type="string" calcext:value-type="string">
            <text:p>Evaluation of the Tindouf Basin Region in Southern Morocco as an Analogue Site for Soil Geochemistry on Noachian Mar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strobiology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18" calcext:value-type="float">
            <text:p>1318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.1089/ast.2016.1557</text:p>
          </table:table-cell>
          <table:table-cell office:value-type="string" calcext:value-type="string">
            <text:p>https://www.scopus.com/inward/record.uri?eid=2-s2.0-85054896084&amp;doi=10.1089%2fast.2016.1557&amp;partnerID=40&amp;md5=164857c3ba18c98119922ab595d6eb3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54896084</text:p>
          </table:table-cell>
        </table:table-row>
        <table:table-row table:style-name="ro1">
          <table:table-cell office:value-type="string" calcext:value-type="string">
            <text:p>Sánchez-García, L., Aeppli, C., Parro, V., Fernández-Remolar, D., García-Villadangos, M., Chong-Diaz, G., Blanco, Y., Carrizo, D.</text:p>
          </table:table-cell>
          <table:table-cell office:value-type="string" calcext:value-type="string">
            <text:p>24476712900;23388713700;6701611493;6603201886;23984700500;55340362300;8974332400;12775412700;</text:p>
          </table:table-cell>
          <table:table-cell office:value-type="string" calcext:value-type="string">
            <text:p>Molecular biomarkers in the subsurface of the Salar Grande (Atacama, Chile) evaporitic deposi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iogeochemistry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0.1007/s10533-018-0477-3</text:p>
          </table:table-cell>
          <table:table-cell office:value-type="string" calcext:value-type="string">
            <text:p>https://www.scopus.com/inward/record.uri?eid=2-s2.0-85051862646&amp;doi=10.1007%2fs10533-018-0477-3&amp;partnerID=40&amp;md5=6f8846eea172de02e55d72cf6532954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51862646</text:p>
          </table:table-cell>
        </table:table-row>
        <table:table-row table:style-name="ro1">
          <table:table-cell office:value-type="string" calcext:value-type="string">
            <text:p>Bull, A.T., Andrews, B.A., Dorador, C., Goodfellow, M.</text:p>
          </table:table-cell>
          <table:table-cell office:value-type="string" calcext:value-type="string">
            <text:p>24538530400;35556534100;23666723800;7102073615;</text:p>
          </table:table-cell>
          <table:table-cell office:value-type="string" calcext:value-type="string">
            <text:p>Introducing the Atacama Deser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tonie van Leeuwenhoek, International Journal of General and Molecular Microbiology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0.1007/s10482-018-1100-2</text:p>
          </table:table-cell>
          <table:table-cell office:value-type="string" calcext:value-type="string">
            <text:p>https://www.scopus.com/inward/record.uri?eid=2-s2.0-85047379722&amp;doi=10.1007%2fs10482-018-1100-2&amp;partnerID=40&amp;md5=a812fd0694b7231155193e1ae310461c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47379722</text:p>
          </table:table-cell>
        </table:table-row>
        <table:table-row table:style-name="ro1">
          <table:table-cell office:value-type="string" calcext:value-type="string">
            <text:p>Schmidt, S.K., Gendron, E.M.S., Vincent, K., Solon, A.J., Sommers, P., Schubert, Z.R., Vimercati, L., Porazinska, D.L., Darcy, J.L., Sowell, P.</text:p>
          </table:table-cell>
          <table:table-cell office:value-type="string" calcext:value-type="string">
            <text:p>7401845551;57194836532;56196408500;57194834932;57189743335;57189757791;57189756736;6602136291;50661083200;15766106500;</text:p>
          </table:table-cell>
          <table:table-cell office:value-type="string" calcext:value-type="string">
            <text:p>Life at extreme elevations on Atacama volcanoes: the closest thing to Mars on Earth?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tonie van Leeuwenhoek, International Journal of General and Molecular Microbiology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0.1007/s10482-018-1066-0</text:p>
          </table:table-cell>
          <table:table-cell office:value-type="string" calcext:value-type="string">
            <text:p>https://www.scopus.com/inward/record.uri?eid=2-s2.0-85046032126&amp;doi=10.1007%2fs10482-018-1066-0&amp;partnerID=40&amp;md5=876454410aac119fe75bec332c20045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46032126</text:p>
          </table:table-cell>
        </table:table-row>
        <table:table-row table:style-name="ro1">
          <table:table-cell office:value-type="string" calcext:value-type="string">
            <text:p>Santiago, I.F., Gonçalves, V.N., Gómez-Silva, B., Galetovic, A., Rosa, L.H.</text:p>
          </table:table-cell>
          <table:table-cell office:value-type="string" calcext:value-type="string">
            <text:p>36461727000;36150723900;6506160677;6602079835;9335988300;</text:p>
          </table:table-cell>
          <table:table-cell office:value-type="string" calcext:value-type="string">
            <text:p>Fungal diversity in the Atacama Deser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tonie van Leeuwenhoek, International Journal of General and Molecular Microbiology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.1007/s10482-018-1060-6</text:p>
          </table:table-cell>
          <table:table-cell office:value-type="string" calcext:value-type="string">
            <text:p>https://www.scopus.com/inward/record.uri?eid=2-s2.0-85042927285&amp;doi=10.1007%2fs10482-018-1060-6&amp;partnerID=40&amp;md5=96ac7dfe1d93bd21e76f11ba2ef07be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42927285</text:p>
          </table:table-cell>
        </table:table-row>
        <table:table-row table:style-name="ro1">
          <table:table-cell office:value-type="string" calcext:value-type="string">
            <text:p>Rateb, M.E., Ebel, R., Jaspars, M.</text:p>
          </table:table-cell>
          <table:table-cell office:value-type="string" calcext:value-type="string">
            <text:p>16317169000;7005478667;7004315571;</text:p>
          </table:table-cell>
          <table:table-cell office:value-type="string" calcext:value-type="string">
            <text:p>Natural product diversity of actinobacteria in the Atacama Deser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tonie van Leeuwenhoek, International Journal of General and Molecular Microbiology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0.1007/s10482-018-1030-z</text:p>
          </table:table-cell>
          <table:table-cell office:value-type="string" calcext:value-type="string">
            <text:p>https://www.scopus.com/inward/record.uri?eid=2-s2.0-85042073015&amp;doi=10.1007%2fs10482-018-1030-z&amp;partnerID=40&amp;md5=39a59d0e72e6ee9dfe934707fc4d3de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42073015</text:p>
          </table:table-cell>
        </table:table-row>
        <table:table-row table:style-name="ro1">
          <table:table-cell office:value-type="string" calcext:value-type="string">
            <text:p>Solon, A.J., Vimercati, L., Darcy, J.L., Arán, P., Porazinska, D., Dorador, C., Farías, M.E., Schmidt, S.K.</text:p>
          </table:table-cell>
          <table:table-cell office:value-type="string" calcext:value-type="string">
            <text:p>57194834932;57189756736;50661083200;57194828495;6602136291;23666723800;35576859500;7401845551;</text:p>
          </table:table-cell>
          <table:table-cell office:value-type="string" calcext:value-type="string">
            <text:p>Microbial Communities of High-Elevation Fumaroles, Penitentes, and Dry Tephra “Soils” of the Puna de Atacama Volcanic Zon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icrobial Ecology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.1007/s00248-017-1129-1</text:p>
          </table:table-cell>
          <table:table-cell office:value-type="string" calcext:value-type="string">
            <text:p>https://www.scopus.com/inward/record.uri?eid=2-s2.0-85040092225&amp;doi=10.1007%2fs00248-017-1129-1&amp;partnerID=40&amp;md5=3b710ccdc287a9ba298df23c8fe4c8a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40092225</text:p>
          </table:table-cell>
        </table:table-row>
        <table:table-row table:style-name="ro1">
          <table:table-cell office:value-type="string" calcext:value-type="string">
            <text:p>Wilhelm, M.B., Davila, A.F., Parenteau, M.N., Jahnke, L.L., Abate, M., Cooper, G., Kelly, E.T., Parro García, V., Villadangos, M.G., Blanco, Y., Glass, B., Wray, J.J., Eigenbrode, J.L., Summons, R.E., Warren-Rhodes, K.</text:p>
          </table:table-cell>
          <table:table-cell office:value-type="string" calcext:value-type="string">
            <text:p>54586390400;7006340868;6701515357;7003895946;57203131624;7402356488;57232496200;6701611493;57203132977;8974332400;35607020600;21935436700;6506461928;7006569318;6507272414;</text:p>
          </table:table-cell>
          <table:table-cell office:value-type="string" calcext:value-type="string">
            <text:p>Constraints on the metabolic activity of microorganisms in atacama surface soils inferred from refractory biomarkers: Implications for martian habitability and biomarker detec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strobiology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.1089/ast.2017.1705</text:p>
          </table:table-cell>
          <table:table-cell office:value-type="string" calcext:value-type="string">
            <text:p>https://www.scopus.com/inward/record.uri?eid=2-s2.0-85050604345&amp;doi=10.1089%2fast.2017.1705&amp;partnerID=40&amp;md5=9f8892680b60226e106e5d8b6b20497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50604345</text:p>
          </table:table-cell>
        </table:table-row>
        <table:table-row table:style-name="ro1">
          <table:table-cell office:value-type="string" calcext:value-type="string">
            <text:p>Amundson, R.</text:p>
          </table:table-cell>
          <table:table-cell office:value-type="string" calcext:value-type="string">
            <text:p>7005994343;</text:p>
          </table:table-cell>
          <table:table-cell office:value-type="string" calcext:value-type="string">
            <text:p>Meteoric water alteration of soil and landscapes at Meridiani Planum, Mar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arth and Planetary Science Letters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.1016/j.epsl.2018.02.012</text:p>
          </table:table-cell>
          <table:table-cell office:value-type="string" calcext:value-type="string">
            <text:p>https://www.scopus.com/inward/record.uri?eid=2-s2.0-85042677046&amp;doi=10.1016%2fj.epsl.2018.02.012&amp;partnerID=40&amp;md5=79b83c7f0fa97427ff91ecfdf0ab04f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42677046</text:p>
          </table:table-cell>
        </table:table-row>
        <table:table-row table:style-name="ro1">
          <table:table-cell office:value-type="string" calcext:value-type="string">
            <text:p>Wang, F., Bowen, B.B., Seo, J.-H., Michalski, G.</text:p>
          </table:table-cell>
          <table:table-cell office:value-type="string" calcext:value-type="string">
            <text:p>55957855600;8550801500;56114603800;57205981224;</text:p>
          </table:table-cell>
          <table:table-cell office:value-type="string" calcext:value-type="string">
            <text:p>Laboratory and field characterization of visible to near-infrared spectral reflectance of nitrate minerals from the Atacama Desert, Chile, and implications for Mar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merican Mineralogist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0.2138/am-2018-6141</text:p>
          </table:table-cell>
          <table:table-cell office:value-type="string" calcext:value-type="string">
            <text:p>https://www.scopus.com/inward/record.uri?eid=2-s2.0-85041945794&amp;doi=10.2138%2fam-2018-6141&amp;partnerID=40&amp;md5=cafe055b0afe05bf6d7577ba88c02d3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41945794</text:p>
          </table:table-cell>
        </table:table-row>
        <table:table-row table:style-name="ro1">
          <table:table-cell office:value-type="string" calcext:value-type="string">
            <text:p>Jia, X., Gu, W., Li, Y.J., Cheng, P., Tang, Y., Guo, L., Wang, X., Tang, M.</text:p>
          </table:table-cell>
          <table:table-cell office:value-type="string" calcext:value-type="string">
            <text:p>57195996430;57196000723;25031903300;55265032900;57201186800;57201187084;7501863198;35735226500;</text:p>
          </table:table-cell>
          <table:table-cell office:value-type="string" calcext:value-type="string">
            <text:p>Phase Transitions and Hygroscopic Growth of Mg(ClO4)2, NaClO4, and NaClO4·H2O: Implications for the Stability of Aqueous Water in Hyperarid Environments on Mars and on Eart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CS Earth and Space Chemistr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0.1021/acsearthspacechem.7b00143</text:p>
          </table:table-cell>
          <table:table-cell office:value-type="string" calcext:value-type="string">
            <text:p>https://www.scopus.com/inward/record.uri?eid=2-s2.0-85043687513&amp;doi=10.1021%2facsearthspacechem.7b00143&amp;partnerID=40&amp;md5=23f35ba41a7809e11acab68af6f4e54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43687513</text:p>
          </table:table-cell>
        </table:table-row>
        <table:table-row table:style-name="ro1">
          <table:table-cell office:value-type="string" calcext:value-type="string">
            <text:p>Brown, A.E., Winterburn, P.A., Bissig, T.</text:p>
          </table:table-cell>
          <table:table-cell office:value-type="string" calcext:value-type="string">
            <text:p>55482921900;57189972390;6603249897;</text:p>
          </table:table-cell>
          <table:table-cell office:value-type="string" calcext:value-type="string">
            <text:p>Identification of the expression of earthquake-induced surface flooding by groundwater using detailed regolith mapping at the buried atlántida deposit, northern Chi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eochemistry: Exploration, Environment, Analysi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.1144/geochem2018-064</text:p>
          </table:table-cell>
          <table:table-cell office:value-type="string" calcext:value-type="string">
            <text:p>https://www.scopus.com/inward/record.uri?eid=2-s2.0-85069698358&amp;doi=10.1144%2fgeochem2018-064&amp;partnerID=40&amp;md5=698b44069a6f5ca41f2c014170319ae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69698358</text:p>
          </table:table-cell>
        </table:table-row>
        <table:table-row table:style-name="ro1">
          <table:table-cell office:value-type="string" calcext:value-type="string">
            <text:p>Brown, A.E., Winterburn, P.A., Bissig, T.</text:p>
          </table:table-cell>
          <table:table-cell office:value-type="string" calcext:value-type="string">
            <text:p>55482921900;57189972390;6603249897;</text:p>
          </table:table-cell>
          <table:table-cell office:value-type="string" calcext:value-type="string">
            <text:p>Geochemical signature of earthquake-induced surface flooding by mineralized groundwater over the buried atlántida deposit, northern Chi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eochemistry: Exploration, Environment, Analysi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.1144/geochem2018-065</text:p>
          </table:table-cell>
          <table:table-cell office:value-type="string" calcext:value-type="string">
            <text:p>https://www.scopus.com/inward/record.uri?eid=2-s2.0-85069642013&amp;doi=10.1144%2fgeochem2018-065&amp;partnerID=40&amp;md5=602eee60238ab361584e6874481ffbb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Hybrid Gold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69642013</text:p>
          </table:table-cell>
        </table:table-row>
        <table:table-row table:style-name="ro1">
          <table:table-cell office:value-type="string" calcext:value-type="string">
            <text:p>Melchiorre, E.B., Sickman, J.O., Talyn, B.C., Noblet, J.</text:p>
          </table:table-cell>
          <table:table-cell office:value-type="string" calcext:value-type="string">
            <text:p>57204232129;6603630816;6506484406;7005548815;</text:p>
          </table:table-cell>
          <table:table-cell office:value-type="string" calcext:value-type="string">
            <text:p>Isotope stratigraphy: Insights on paleoclimate and formation of nitrate deposits in the Atacama Desert, Chi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of Arid Environments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0.1016/j.jaridenv.2017.09.013</text:p>
          </table:table-cell>
          <table:table-cell office:value-type="string" calcext:value-type="string">
            <text:p>https://www.scopus.com/inward/record.uri?eid=2-s2.0-85030657586&amp;doi=10.1016%2fj.jaridenv.2017.09.013&amp;partnerID=40&amp;md5=3ad6af32566fee6c9e81f55bc27b5fd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30657586</text:p>
          </table:table-cell>
        </table:table-row>
        <table:table-row table:style-name="ro1">
          <table:table-cell office:value-type="string" calcext:value-type="string">
            <text:p>Idris, H., Goodfellow, M., Sanderson, R., Asenjo, J.A., Bull, A.T.</text:p>
          </table:table-cell>
          <table:table-cell office:value-type="string" calcext:value-type="string">
            <text:p>57193224989;7102073615;7102878427;56908691200;24538530400;</text:p>
          </table:table-cell>
          <table:table-cell office:value-type="string" calcext:value-type="string">
            <text:p>Actinobacterial Rare Biospheres and Dark Matter Revealed in Habitats of the Chilean Atacama Deser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cientific Repor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73" calcext:value-type="float">
            <text:p>837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10.1038/s41598-017-08937-4</text:p>
          </table:table-cell>
          <table:table-cell office:value-type="string" calcext:value-type="string">
            <text:p>https://www.scopus.com/inward/record.uri?eid=2-s2.0-85027896090&amp;doi=10.1038%2fs41598-017-08937-4&amp;partnerID=40&amp;md5=dd2e06ad5fbdf216a426b6db745624b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27896090</text:p>
          </table:table-cell>
        </table:table-row>
        <table:table-row table:style-name="ro1">
          <table:table-cell office:value-type="string" calcext:value-type="string">
            <text:p>Favaro, E.A., Hugenholtz, C.H., Barchyn, T.E.</text:p>
          </table:table-cell>
          <table:table-cell office:value-type="string" calcext:value-type="string">
            <text:p>57220367538;8696440600;24461065500;</text:p>
          </table:table-cell>
          <table:table-cell office:value-type="string" calcext:value-type="string">
            <text:p>Evolution and diagnostic utility of aeolian rat-tails: A new type of abrasion feature on Earth and Ma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eolian Research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.1016/j.aeolia.2017.08.004</text:p>
          </table:table-cell>
          <table:table-cell office:value-type="string" calcext:value-type="string">
            <text:p>https://www.scopus.com/inward/record.uri?eid=2-s2.0-85027731505&amp;doi=10.1016%2fj.aeolia.2017.08.004&amp;partnerID=40&amp;md5=51bc1477afc53a377b53adf6d398aac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27731505</text:p>
          </table:table-cell>
        </table:table-row>
        <table:table-row table:style-name="ro1">
          <table:table-cell office:value-type="string" calcext:value-type="string">
            <text:p>Pourkhorsandi, H., D'Orazio, M., Rochette, P., Valenzuela, M., Gattacceca, J., Mirnejad, H., Sutter, B., Hutzler, A., Aboulahris, M.</text:p>
          </table:table-cell>
          <table:table-cell office:value-type="string" calcext:value-type="string">
            <text:p>56850503100;57214669956;7006811225;57197676669;6603540166;24471998400;7004859335;55382242200;57194433936;</text:p>
          </table:table-cell>
          <table:table-cell office:value-type="string" calcext:value-type="string">
            <text:p>Modification of REE distribution of ordinary chondrites from Atacama (Chile) and Lut (Iran) hot deserts: Insights into the chemical weathering of meteorit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teoritics and Planetary Scienc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0.1111/maps.12894</text:p>
          </table:table-cell>
          <table:table-cell office:value-type="string" calcext:value-type="string">
            <text:p>https://www.scopus.com/inward/record.uri?eid=2-s2.0-85020127385&amp;doi=10.1111%2fmaps.12894&amp;partnerID=40&amp;md5=c52a9216fd8ae334d408d6101b9d39e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20127385</text:p>
          </table:table-cell>
        </table:table-row>
        <table:table-row table:style-name="ro1">
          <table:table-cell office:value-type="string" calcext:value-type="string">
            <text:p>Schmidt, S.K., Vimercati, L., Darcy, J.L., Arán, P., Gendron, E.M.S., Solon, A.J., Porazinska, D., Dorador, C.</text:p>
          </table:table-cell>
          <table:table-cell office:value-type="string" calcext:value-type="string">
            <text:p>7401845551;57189756736;50661083200;57194828495;57194836532;57194834932;6602136291;23666723800;</text:p>
          </table:table-cell>
          <table:table-cell office:value-type="string" calcext:value-type="string">
            <text:p>A Naganishia in high places: functioning populations or dormant cells from the atmosphere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ycolog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10.1080/21501203.2017.1344154</text:p>
          </table:table-cell>
          <table:table-cell office:value-type="string" calcext:value-type="string">
            <text:p>https://www.scopus.com/inward/record.uri?eid=2-s2.0-85023193597&amp;doi=10.1080%2f21501203.2017.1344154&amp;partnerID=40&amp;md5=321c59de9358c78c500703f74f391f60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23193597</text:p>
          </table:table-cell>
        </table:table-row>
        <table:table-row table:style-name="ro1">
          <table:table-cell office:value-type="string" calcext:value-type="string">
            <text:p>Azua-Bustos, A., González-Silva, C., Corsini, G.</text:p>
          </table:table-cell>
          <table:table-cell office:value-type="string" calcext:value-type="string">
            <text:p>26038934900;35098616700;36920344400;</text:p>
          </table:table-cell>
          <table:table-cell office:value-type="string" calcext:value-type="string">
            <text:p>The hyperarid core of the Atacama Desert, an extremely dry and carbon deprived habitat of potential interest for the field of carbon scien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rontiers in Microbiolo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93" calcext:value-type="float">
            <text:p>99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.3389/fmicb.2017.00993</text:p>
          </table:table-cell>
          <table:table-cell office:value-type="string" calcext:value-type="string">
            <text:p>https://www.scopus.com/inward/record.uri?eid=2-s2.0-85020621668&amp;doi=10.3389%2ffmicb.2017.00993&amp;partnerID=40&amp;md5=ff74d14455c2969aa232270eda6d80e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20621668</text:p>
          </table:table-cell>
        </table:table-row>
        <table:table-row table:style-name="ro1">
          <table:table-cell office:value-type="string" calcext:value-type="string">
            <text:p>Ventra, D., Rodríguez-López, J.P., de Boer, P.L.</text:p>
          </table:table-cell>
          <table:table-cell office:value-type="string" calcext:value-type="string">
            <text:p>35320703200;14625684200;7102270585;</text:p>
          </table:table-cell>
          <table:table-cell office:value-type="string" calcext:value-type="string">
            <text:p>Sedimentology and preservation of aeolian sediments on steep terrains: Incipient sand ramps on the Atacama coast (northern Chile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omorphology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0.1016/j.geomorph.2017.02.016</text:p>
          </table:table-cell>
          <table:table-cell office:value-type="string" calcext:value-type="string">
            <text:p>https://www.scopus.com/inward/record.uri?eid=2-s2.0-85014039066&amp;doi=10.1016%2fj.geomorph.2017.02.016&amp;partnerID=40&amp;md5=bf94754c64d1a15b27b01d2d95d841a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14039066</text:p>
          </table:table-cell>
        </table:table-row>
        <table:table-row table:style-name="ro1">
          <table:table-cell office:value-type="string" calcext:value-type="string">
            <text:p>Flahaut, J., Martinot, M., Bishop, J.L., Davies, G.R., Potts, N.J.</text:p>
          </table:table-cell>
          <table:table-cell office:value-type="string" calcext:value-type="string">
            <text:p>35344842200;57191895851;56048129300;57191899684;56617756200;</text:p>
          </table:table-cell>
          <table:table-cell office:value-type="string" calcext:value-type="string">
            <text:p>Remote sensing and in situ mineralogic survey of the Chilean salars: An analog to Mars evaporate deposits?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carus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0.1016/j.icarus.2016.09.041</text:p>
          </table:table-cell>
          <table:table-cell office:value-type="string" calcext:value-type="string">
            <text:p>https://www.scopus.com/inward/record.uri?eid=2-s2.0-84994680495&amp;doi=10.1016%2fj.icarus.2016.09.041&amp;partnerID=40&amp;md5=280ffcc573446f988b084b1e57fb867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94680495</text:p>
          </table:table-cell>
        </table:table-row>
        <table:table-row table:style-name="ro1">
          <table:table-cell office:value-type="string" calcext:value-type="string">
            <text:p>De Waele, J., Carbone, C., Sanna, L., Vattano, M., Galli, E., Sauro, F., Forti, P.</text:p>
          </table:table-cell>
          <table:table-cell office:value-type="string" calcext:value-type="string">
            <text:p>57204948482;23979213400;35783504100;39462227000;7102190910;54987501300;7003866910;</text:p>
          </table:table-cell>
          <table:table-cell office:value-type="string" calcext:value-type="string">
            <text:p>Secondary minerals from salt caves in the Atacama Desert (Chile): A hyperarid and hypersaline environment with potential analogies to the Martian subsurfac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nternational Journal of Speleology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0.5038/1827-806X.46.1.2094</text:p>
          </table:table-cell>
          <table:table-cell office:value-type="string" calcext:value-type="string">
            <text:p>https://www.scopus.com/inward/record.uri?eid=2-s2.0-85011977283&amp;doi=10.5038%2f1827-806X.46.1.2094&amp;partnerID=40&amp;md5=36bfffc749124e1da85fbcccee2ecc2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11977283</text:p>
          </table:table-cell>
        </table:table-row>
        <table:table-row table:style-name="ro1">
          <table:table-cell office:value-type="string" calcext:value-type="string">
            <text:p>Wilhelm, M.B., Davila, A.F., Eigenbrode, J.L., Parenteau, M.N., Jahnke, L.L., Liu, X.-L., Summons, R.E., Wray, J.J., Stamos, B.N., O'Reilly, S.S., Williams, A.</text:p>
          </table:table-cell>
          <table:table-cell office:value-type="string" calcext:value-type="string">
            <text:p>54586390400;7006340868;6506461928;6701515357;7003895946;36015650400;7006569318;21935436700;55151131600;57200085185;35199125800;</text:p>
          </table:table-cell>
          <table:table-cell office:value-type="string" calcext:value-type="string">
            <text:p>Xeropreservation of functionalized lipid biomarkers in hyperarid soils in the Atacama Deser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rganic Geochemistry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0.1016/j.orggeochem.2016.10.015</text:p>
          </table:table-cell>
          <table:table-cell office:value-type="string" calcext:value-type="string">
            <text:p>https://www.scopus.com/inward/record.uri?eid=2-s2.0-85004107265&amp;doi=10.1016%2fj.orggeochem.2016.10.015&amp;partnerID=40&amp;md5=feb021e3eac16d42d31d455f8a1a3a8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04107265</text:p>
          </table:table-cell>
        </table:table-row>
        <table:table-row table:style-name="ro1">
          <table:table-cell office:value-type="string" calcext:value-type="string">
            <text:p>Retallack, G.J., Krinsley, D.H., Fischer, R., Razink, J.J., Langworthy, K.A.</text:p>
          </table:table-cell>
          <table:table-cell office:value-type="string" calcext:value-type="string">
            <text:p>7005630111;7003853881;57217400787;18838039500;24166603700;</text:p>
          </table:table-cell>
          <table:table-cell office:value-type="string" calcext:value-type="string">
            <text:p>Archean coastal-plain paleosols and life on lan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ondwana Research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0.1016/j.gr.2016.08.003</text:p>
          </table:table-cell>
          <table:table-cell office:value-type="string" calcext:value-type="string">
            <text:p>https://www.scopus.com/inward/record.uri?eid=2-s2.0-84996542253&amp;doi=10.1016%2fj.gr.2016.08.003&amp;partnerID=40&amp;md5=34894dfb5a740ed50e7c05f107ab9c8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96542253</text:p>
          </table:table-cell>
        </table:table-row>
        <table:table-row table:style-name="ro1">
          <table:table-cell office:value-type="string" calcext:value-type="string">
            <text:p>Lybrand, R.A., Bockheim, J.G., Ge, W., Graham, R.C., Hlohowskyj, S.R., Michalski, G., Prellwitz, J.S., Rech, J.A., Wang, F., Parker, D.R.</text:p>
          </table:table-cell>
          <table:table-cell office:value-type="string" calcext:value-type="string">
            <text:p>37072909900;7006131392;57220917162;7401483521;57191832892;57205981224;57191822900;7003316537;55957855600;7403382287;</text:p>
          </table:table-cell>
          <table:table-cell office:value-type="string" calcext:value-type="string">
            <text:p>Nitrate, perchlorate, and iodate co-occur in coastal and inland deserts on Eart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emical Geology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0.1016/j.chemgeo.2016.05.023</text:p>
          </table:table-cell>
          <table:table-cell office:value-type="string" calcext:value-type="string">
            <text:p>https://www.scopus.com/inward/record.uri?eid=2-s2.0-84994037070&amp;doi=10.1016%2fj.chemgeo.2016.05.023&amp;partnerID=40&amp;md5=9b3ce7c18b9ba83a7c44936643c1099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94037070</text:p>
          </table:table-cell>
        </table:table-row>
        <table:table-row table:style-name="ro1">
          <table:table-cell office:value-type="string" calcext:value-type="string">
            <text:p>Wilcox, A.C., Escauriaza, C., Agredano, R., Mignot, E., Zuazo, V., Otárola, S., Castro, L., Gironás, J., Cienfuegos, R., Mao, L.</text:p>
          </table:table-cell>
          <table:table-cell office:value-type="string" calcext:value-type="string">
            <text:p>7102336118;16303502900;57190580035;7102159082;56385935100;57190583186;55329133700;24449917300;14047837000;7202629589;</text:p>
          </table:table-cell>
          <table:table-cell office:value-type="string" calcext:value-type="string">
            <text:p>An integrated analysis of the March 2015 Atacama floo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physical Research Letters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35" calcext:value-type="float">
            <text:p>8035</text:p>
          </table:table-cell>
          <table:table-cell office:value-type="float" office:value="8043" calcext:value-type="float">
            <text:p>804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10.1002/2016GL069751</text:p>
          </table:table-cell>
          <table:table-cell office:value-type="string" calcext:value-type="string">
            <text:p>https://www.scopus.com/inward/record.uri?eid=2-s2.0-84981308199&amp;doi=10.1002%2f2016GL069751&amp;partnerID=40&amp;md5=26e3fe697388c87344c0f9757a9fe44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81308199</text:p>
          </table:table-cell>
        </table:table-row>
        <table:table-row table:style-name="ro1">
          <table:table-cell office:value-type="string" calcext:value-type="string">
            <text:p>Kukulak, J., Paulo, A., Kalicki, T.</text:p>
          </table:table-cell>
          <table:table-cell office:value-type="string" calcext:value-type="string">
            <text:p>6602784673;7003821509;6603946981;</text:p>
          </table:table-cell>
          <table:table-cell office:value-type="string" calcext:value-type="string">
            <text:p>Lithology of lacustrine deposits in the Colca Vall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ournal of South American Earth Sciences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0.1016/j.jsames.2016.03.008</text:p>
          </table:table-cell>
          <table:table-cell office:value-type="string" calcext:value-type="string">
            <text:p>https://www.scopus.com/inward/record.uri?eid=2-s2.0-85032102551&amp;doi=10.1016%2fj.jsames.2016.03.008&amp;partnerID=40&amp;md5=dbefc5064ad615cf0623de7bbd69fac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5032102551</text:p>
          </table:table-cell>
        </table:table-row>
        <table:table-row table:style-name="ro1">
          <table:table-cell office:value-type="string" calcext:value-type="string">
            <text:p>Cheng, Z.Y., Fernández-Remolar, D.C., Izawa, M.R.M., Applin, D.M., Chong Díaz, M., Fernandez-Sampedro, M., García-Villadangos, M., Huang, T., Xiao, L., Parro, V.</text:p>
          </table:table-cell>
          <table:table-cell office:value-type="string" calcext:value-type="string">
            <text:p>57190169105;6603201886;36570569000;55574693700;57190174433;56293647900;23984700500;57190170952;7202695874;6701611493;</text:p>
          </table:table-cell>
          <table:table-cell office:value-type="string" calcext:value-type="string">
            <text:p>Oxalate formation under the hyperarid conditions of the Atacama desert as a mineral marker to provide clues to the source of organic carbon on Ma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0.1002/2016JG003439</text:p>
          </table:table-cell>
          <table:table-cell office:value-type="string" calcext:value-type="string">
            <text:p>https://www.scopus.com/inward/record.uri?eid=2-s2.0-84978066411&amp;doi=10.1002%2f2016JG003439&amp;partnerID=40&amp;md5=00b7af891942a823756ade5a27cd097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78066411</text:p>
          </table:table-cell>
        </table:table-row>
        <table:table-row table:style-name="ro1">
          <table:table-cell office:value-type="string" calcext:value-type="string">
            <text:p>Vítek, P., Ascaso, C., Artieda, O., Wierzchos, J.</text:p>
          </table:table-cell>
          <table:table-cell office:value-type="string" calcext:value-type="string">
            <text:p>36351336400;7005936696;6503931106;7003681791;</text:p>
          </table:table-cell>
          <table:table-cell office:value-type="string" calcext:value-type="string">
            <text:p>Raman imaging in geomicrobiology: endolithic phototrophic microorganisms in gypsum from the extreme sun irradiation area in the Atacama Deser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alytical and Bioanalytical Chemistry</text:p>
          </table:table-cell>
          <table:table-cell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83" calcext:value-type="float">
            <text:p>4083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.1007/s00216-016-9497-9</text:p>
          </table:table-cell>
          <table:table-cell office:value-type="string" calcext:value-type="string">
            <text:p>https://www.scopus.com/inward/record.uri?eid=2-s2.0-84964027457&amp;doi=10.1007%2fs00216-016-9497-9&amp;partnerID=40&amp;md5=7e8d8768331be9d7c767501e9633ea0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64027457</text:p>
          </table:table-cell>
        </table:table-row>
        <table:table-row table:style-name="ro1">
          <table:table-cell office:value-type="string" calcext:value-type="string">
            <text:p>Lorenz, R.D., Radebaugh, J.</text:p>
          </table:table-cell>
          <table:table-cell office:value-type="string" calcext:value-type="string">
            <text:p>7402095346;6602512004;</text:p>
          </table:table-cell>
          <table:table-cell office:value-type="string" calcext:value-type="string">
            <text:p>Dust devils in thin air: Vortex observations at a high-elevation Mars analog site in the Argentinian Pu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physical Research Letters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0.1002/2015GL067412</text:p>
          </table:table-cell>
          <table:table-cell office:value-type="string" calcext:value-type="string">
            <text:p>https://www.scopus.com/inward/record.uri?eid=2-s2.0-84968764894&amp;doi=10.1002%2f2015GL067412&amp;partnerID=40&amp;md5=e69e254f189c501ff26b44a661688d5f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68764894</text:p>
          </table:table-cell>
        </table:table-row>
        <table:table-row table:style-name="ro1">
          <table:table-cell office:value-type="string" calcext:value-type="string">
            <text:p>Hutzler, A., Gattacceca, J., Rochette, P., Braucher, R., Carro, B., Christensen, E.J., Cournede, C., Gounelle, M., Laridhi Ouazaa, N., Martinez, R., Valenzuela, M., Warner, M., Bourles, D.</text:p>
          </table:table-cell>
          <table:table-cell office:value-type="string" calcext:value-type="string">
            <text:p>55382242200;6603540166;7006811225;6602165786;57140308000;56676888800;55204854800;55883197300;6507898592;57139506500;57197676669;57139698000;7004693622;</text:p>
          </table:table-cell>
          <table:table-cell office:value-type="string" calcext:value-type="string">
            <text:p>Description of a very dense meteorite collection area in western Atacama: Insight into the long-term composition of the meteorite flux to Eart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teoritics and Planetary Scienc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0.1111/maps.12607</text:p>
          </table:table-cell>
          <table:table-cell office:value-type="string" calcext:value-type="string">
            <text:p>https://www.scopus.com/inward/record.uri?eid=2-s2.0-84960094369&amp;doi=10.1111%2fmaps.12607&amp;partnerID=40&amp;md5=14dd4304ea552c50ab25f8d9aa1e10a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60094369</text:p>
          </table:table-cell>
        </table:table-row>
        <table:table-row table:style-name="ro1">
          <table:table-cell office:value-type="string" calcext:value-type="string">
            <text:p>Zimbelman, J.R., Scheidt, S.P., de Silva, S.L., Bridges, N.T., Spagnuolo, M.G., Neely, E.M.</text:p>
          </table:table-cell>
          <table:table-cell office:value-type="string" calcext:value-type="string">
            <text:p>7004254019;36816844100;35587937400;7006033014;20436587200;56797938600;</text:p>
          </table:table-cell>
          <table:table-cell office:value-type="string" calcext:value-type="string">
            <text:p>Aerodynamic roughness height for gravel-mantled megaripples, with implications for wind profiles near TARs on Ma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carus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.1016/j.icarus.2015.11.008</text:p>
          </table:table-cell>
          <table:table-cell office:value-type="string" calcext:value-type="string">
            <text:p>https://www.scopus.com/inward/record.uri?eid=2-s2.0-84952049031&amp;doi=10.1016%2fj.icarus.2015.11.008&amp;partnerID=40&amp;md5=3050de8094a6a511e4a4a816da31031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52049031</text:p>
          </table:table-cell>
        </table:table-row>
        <table:table-row table:style-name="ro1">
          <table:table-cell office:value-type="string" calcext:value-type="string">
            <text:p>Norton, K.P., Schlunegger, F., Litty, C.</text:p>
          </table:table-cell>
          <table:table-cell office:value-type="string" calcext:value-type="string">
            <text:p>15756031100;6603813465;57038841100;</text:p>
          </table:table-cell>
          <table:table-cell office:value-type="string" calcext:value-type="string">
            <text:p>On the potential for regolith control of fluvial terrace formation in semi-Arid escarpmen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arth Surface Dynamic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.5194/esurf-4-147-2016</text:p>
          </table:table-cell>
          <table:table-cell office:value-type="string" calcext:value-type="string">
            <text:p>https://www.scopus.com/inward/record.uri?eid=2-s2.0-84957804368&amp;doi=10.5194%2fesurf-4-147-2016&amp;partnerID=40&amp;md5=bdbd47cb017bc39c1660e6b6e4c6bc6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57804368</text:p>
          </table:table-cell>
        </table:table-row>
        <table:table-row table:style-name="ro1">
          <table:table-cell office:value-type="string" calcext:value-type="string">
            <text:p>Tricallotis, H.H.</text:p>
          </table:table-cell>
          <table:table-cell office:value-type="string" calcext:value-type="string">
            <text:p>25030813100;</text:p>
          </table:table-cell>
          <table:table-cell office:value-type="string" calcext:value-type="string">
            <text:p>The chin adornment of the highland lords as a symbol of historical continuity and ethnic emblem in the southern andes (500-1600 AD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ungara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.4067/S0717-73562016005000025</text:p>
          </table:table-cell>
          <table:table-cell office:value-type="string" calcext:value-type="string">
            <text:p>https://www.scopus.com/inward/record.uri?eid=2-s2.0-84994018421&amp;doi=10.4067%2fS0717-73562016005000025&amp;partnerID=40&amp;md5=b2a54000f92b842c6f3484198850614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94018421</text:p>
          </table:table-cell>
        </table:table-row>
        <table:table-row table:style-name="ro1">
          <table:table-cell office:value-type="string" calcext:value-type="string">
            <text:p>Valdivia-Silva, J.E., Karouia, F., Navarro-Gonzalez, R., McKay, C.</text:p>
          </table:table-cell>
          <table:table-cell office:value-type="string" calcext:value-type="string">
            <text:p>26323939900;8522310000;7003446002;7101952183;</text:p>
          </table:table-cell>
          <table:table-cell office:value-type="string" calcext:value-type="string">
            <text:p>Microorganisms, organic carbon, and their relationship with oxidant activity in hyper-arid mars-like soils: Implications for soil habitabilit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laio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.2110/palo.2015.010</text:p>
          </table:table-cell>
          <table:table-cell office:value-type="string" calcext:value-type="string">
            <text:p>https://www.scopus.com/inward/record.uri?eid=2-s2.0-84958166577&amp;doi=10.2110%2fpalo.2015.010&amp;partnerID=40&amp;md5=e0402de3872d744fa8b543a707cbc8e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58166577</text:p>
          </table:table-cell>
        </table:table-row>
        <table:table-row table:style-name="ro1">
          <table:table-cell office:value-type="string" calcext:value-type="string">
            <text:p>Wei, J., Wang, A., Lambert, J.L., Wettergreen, D., Cabrol, N., Warren-Rhodes, K., Zacny, K.</text:p>
          </table:table-cell>
          <table:table-cell office:value-type="string" calcext:value-type="string">
            <text:p>56510657100;7404619909;7401837157;6701392772;8941957900;6507272414;12783479800;</text:p>
          </table:table-cell>
          <table:table-cell office:value-type="string" calcext:value-type="string">
            <text:p>Autonomous soil analysis by the Mars Micro-beam Raman Spectrometer (MMRS) on-board a rover in the Atacama Desert: A terrestrial test for planetary explor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urnal of Raman Spectroscopy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0.1002/jrs.4656</text:p>
          </table:table-cell>
          <table:table-cell office:value-type="string" calcext:value-type="string">
            <text:p>https://www.scopus.com/inward/record.uri?eid=2-s2.0-84944354051&amp;doi=10.1002%2fjrs.4656&amp;partnerID=40&amp;md5=06063904789fc93759ea95d145b9366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44354051</text:p>
          </table:table-cell>
        </table:table-row>
        <table:table-row table:style-name="ro1">
          <table:table-cell office:value-type="string" calcext:value-type="string">
            <text:p>Hugenholtz, C.H., Barchyn, T.E., Favaro, E.A.</text:p>
          </table:table-cell>
          <table:table-cell office:value-type="string" calcext:value-type="string">
            <text:p>8696440600;24461065500;57220367538;</text:p>
          </table:table-cell>
          <table:table-cell office:value-type="string" calcext:value-type="string">
            <text:p>Formation of periodic bedrock ridges on Eart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eolian Research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0.1016/j.aeolia.2015.07.002</text:p>
          </table:table-cell>
          <table:table-cell office:value-type="string" calcext:value-type="string">
            <text:p>https://www.scopus.com/inward/record.uri?eid=2-s2.0-84938883451&amp;doi=10.1016%2fj.aeolia.2015.07.002&amp;partnerID=40&amp;md5=ba14677610f28344fc7ee4e76de60a0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38883451</text:p>
          </table:table-cell>
        </table:table-row>
        <table:table-row table:style-name="ro1">
          <table:table-cell office:value-type="string" calcext:value-type="string">
            <text:p>Pulschen, A.A., Rodrigues, F., Duarte, R.T.D., Araujo, G.G., Santiago, I.F., Paulino-Lima, I.G., Rosa, C.A., Kato, M.J., Pellizari, V.H., Galante, D.</text:p>
          </table:table-cell>
          <table:table-cell office:value-type="string" calcext:value-type="string">
            <text:p>55918079700;16029720800;55043669800;56770867900;36461727000;36242002000;55552784400;7406306098;6506877129;16318631900;</text:p>
          </table:table-cell>
          <table:table-cell office:value-type="string" calcext:value-type="string">
            <text:p>UV-resistant yeasts isolated from a high-altitude volcanic area on the Atacama Desert as eukaryotic models for astrobiolog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crobiologyOpen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10.1002/mbo3.262</text:p>
          </table:table-cell>
          <table:table-cell office:value-type="string" calcext:value-type="string">
            <text:p>https://www.scopus.com/inward/record.uri?eid=2-s2.0-84938920098&amp;doi=10.1002%2fmbo3.262&amp;partnerID=40&amp;md5=f8f16bcb334ef2ffd2b10859c66ebc6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38920098</text:p>
          </table:table-cell>
        </table:table-row>
        <table:table-row table:style-name="ro1">
          <table:table-cell office:value-type="string" calcext:value-type="string">
            <text:p>Bridges, N.T., Spagnuolo, M.G., de Silva, S.L., Zimbelman, J.R., Neely, E.M.</text:p>
          </table:table-cell>
          <table:table-cell office:value-type="string" calcext:value-type="string">
            <text:p>7006033014;20436587200;35587937400;7004254019;56797938600;</text:p>
          </table:table-cell>
          <table:table-cell office:value-type="string" calcext:value-type="string">
            <text:p>Formation of gravel-mantled megaripples on Earth and Mars: Insights from the Argentinean Puna and wind tunnel experi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eolian Research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0.1016/j.aeolia.2015.01.007</text:p>
          </table:table-cell>
          <table:table-cell office:value-type="string" calcext:value-type="string">
            <text:p>https://www.scopus.com/inward/record.uri?eid=2-s2.0-84938840057&amp;doi=10.1016%2fj.aeolia.2015.01.007&amp;partnerID=40&amp;md5=499a0b28ec07f956c4d4c8c4c170b97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38840057</text:p>
          </table:table-cell>
        </table:table-row>
        <table:table-row table:style-name="ro1">
          <table:table-cell office:value-type="string" calcext:value-type="string">
            <text:p>Azua-Bustos, A., Caro-Lara, L., Vicuña, R.</text:p>
          </table:table-cell>
          <table:table-cell office:value-type="string" calcext:value-type="string">
            <text:p>26038934900;56534227400;7005907711;</text:p>
          </table:table-cell>
          <table:table-cell office:value-type="string" calcext:value-type="string">
            <text:p>Discovery and microbial content of the driest site of the hyperarid Atacama Desert, 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nvironmental Microbiology Repor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0.1111/1758-2229.12261</text:p>
          </table:table-cell>
          <table:table-cell office:value-type="string" calcext:value-type="string">
            <text:p>https://www.scopus.com/inward/record.uri?eid=2-s2.0-84929295520&amp;doi=10.1111%2f1758-2229.12261&amp;partnerID=40&amp;md5=f93d53a3e5d6eafdd4b758c0df9f059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29295520</text:p>
          </table:table-cell>
        </table:table-row>
        <table:table-row table:style-name="ro1">
          <table:table-cell office:value-type="string" calcext:value-type="string">
            <text:p>Fenton, L.K., Michaels, T.I., Chojnacki, M.</text:p>
          </table:table-cell>
          <table:table-cell office:value-type="string" calcext:value-type="string">
            <text:p>57204251711;7003436398;14013143200;</text:p>
          </table:table-cell>
          <table:table-cell office:value-type="string" calcext:value-type="string">
            <text:p>Late Amazonian aeolian features, gradation, wind regimes, and Sediment State in the Vicinity of the Mars Exploration Rover Opportunity, Meridiani Planum, Ma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eolian Research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10.1016/j.aeolia.2014.11.004</text:p>
          </table:table-cell>
          <table:table-cell office:value-type="string" calcext:value-type="string">
            <text:p>https://www.scopus.com/inward/record.uri?eid=2-s2.0-84917708679&amp;doi=10.1016%2fj.aeolia.2014.11.004&amp;partnerID=40&amp;md5=20aa798831fc7afdccf4efe09ac904e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17708679</text:p>
          </table:table-cell>
        </table:table-row>
        <table:table-row table:style-name="ro1">
          <table:table-cell office:value-type="string" calcext:value-type="string">
            <text:p>Jackson, W.A., Böhlke, J.K., Andraski, B.J., Fahlquist, L., Bexfield, L., Eckardt, F.D., Gates, J.B., Davila, A.F., McKay, C.P., Rao, B., Sevanthi, R., Rajagopalan, S., Estrada, N., Sturchio, N., Hatzinger, P.B., Anderson, T.A., Orris, G., Betancourt, J., Stonestrom, D., Latorre, C., Li, Y., Harvey, G.J.</text:p>
          </table:table-cell>
          <table:table-cell office:value-type="string" calcext:value-type="string">
            <text:p>7401888610;7004491698;6701364041;6506953665;6507858702;7004378829;23479842700;7006340868;7101952183;7403489670;56159473900;9246128400;55386800000;7004475068;6602124610;7403297092;57213334040;7005037015;6602913752;7005764439;57211832476;7102703876;</text:p>
          </table:table-cell>
          <table:table-cell office:value-type="string" calcext:value-type="string">
            <text:p>Global patterns and environmental controls of perchlorate and nitrate co-occurrence in arid and semi-arid environ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ochimica et Cosmochimica Acta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10.1016/j.gca.2015.05.016</text:p>
          </table:table-cell>
          <table:table-cell office:value-type="string" calcext:value-type="string">
            <text:p>https://www.scopus.com/inward/record.uri?eid=2-s2.0-85027945688&amp;doi=10.1016%2fj.gca.2015.05.016&amp;partnerID=40&amp;md5=6952af854e9e039bfad14ea589bb276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5027945688</text:p>
          </table:table-cell>
        </table:table-row>
        <table:table-row table:style-name="ro1">
          <table:table-cell office:value-type="string" calcext:value-type="string">
            <text:p>Ling, Z., Wang, A.</text:p>
          </table:table-cell>
          <table:table-cell office:value-type="string" calcext:value-type="string">
            <text:p>8690625300;7404619909;</text:p>
          </table:table-cell>
          <table:table-cell office:value-type="string" calcext:value-type="string">
            <text:p>Spatial distributions of secondary minerals in the Martian meteorite MIL 03346,168 determined by Raman spectroscopic imag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urnal of Geophysical Research E: Planets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159" calcext:value-type="float">
            <text:p>11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0.1002/2015JE004805</text:p>
          </table:table-cell>
          <table:table-cell office:value-type="string" calcext:value-type="string">
            <text:p>https://www.scopus.com/inward/record.uri?eid=2-s2.0-84948468093&amp;doi=10.1002%2f2015JE004805&amp;partnerID=40&amp;md5=887e61d61118a80fffd2d8e2754c1d9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48468093</text:p>
          </table:table-cell>
        </table:table-row>
        <table:table-row table:style-name="ro1">
          <table:table-cell office:value-type="string" calcext:value-type="string">
            <text:p>Dearborn, D.S.P., Bauer, B.S.</text:p>
          </table:table-cell>
          <table:table-cell office:value-type="string" calcext:value-type="string">
            <text:p>7005616416;8042574600;</text:p>
          </table:table-cell>
          <table:table-cell office:value-type="string" calcext:value-type="string">
            <text:p>Inca astronomy and calendric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andbook of Archaeoastronomy and Ethnoastronomy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.1007/978-1-4614-6141-8_78</text:p>
          </table:table-cell>
          <table:table-cell office:value-type="string" calcext:value-type="string">
            <text:p>https://www.scopus.com/inward/record.uri?eid=2-s2.0-84945338036&amp;doi=10.1007%2f978-1-4614-6141-8_78&amp;partnerID=40&amp;md5=61671df587f594158ec303086111e663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45338036</text:p>
          </table:table-cell>
        </table:table-row>
        <table:table-row table:style-name="ro1">
          <table:table-cell office:value-type="string" calcext:value-type="string">
            <text:p>Wettergreen, D., Foil, G., Furlong, M., Thompson, D.R.</text:p>
          </table:table-cell>
          <table:table-cell office:value-type="string" calcext:value-type="string">
            <text:p>6701392772;14041782100;15072824300;55316399700;</text:p>
          </table:table-cell>
          <table:table-cell office:value-type="string" calcext:value-type="string">
            <text:p>Science autonomy for rover subsurface exploration of the Atacama Deser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I Magazin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0.1609/aimag.v35i4.2554</text:p>
          </table:table-cell>
          <table:table-cell office:value-type="string" calcext:value-type="string">
            <text:p>https://www.scopus.com/inward/record.uri?eid=2-s2.0-84920513929&amp;doi=10.1609%2faimag.v35i4.2554&amp;partnerID=40&amp;md5=cff59cf1591395e7e1c48614640d5ef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20513929</text:p>
          </table:table-cell>
        </table:table-row>
        <table:table-row table:style-name="ro1">
          <table:table-cell office:value-type="string" calcext:value-type="string">
            <text:p>Irwin, R.P., Tooth, S., Craddock, R.A., Howard, A.D., De Latour, A.B.</text:p>
          </table:table-cell>
          <table:table-cell office:value-type="string" calcext:value-type="string">
            <text:p>7201975649;6602709798;7003266655;7402702426;56426256500;</text:p>
          </table:table-cell>
          <table:table-cell office:value-type="string" calcext:value-type="string">
            <text:p>Origin and development of theater-headed valleys in the atacama desert, northern chile: Morphological analogs to martian valley network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carus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0.1016/j.icarus.2014.08.012</text:p>
          </table:table-cell>
          <table:table-cell office:value-type="string" calcext:value-type="string">
            <text:p>https://www.scopus.com/inward/record.uri?eid=2-s2.0-84911879626&amp;doi=10.1016%2fj.icarus.2014.08.012&amp;partnerID=40&amp;md5=f12f50533b4163c42216de4bc01e2c8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11879626</text:p>
          </table:table-cell>
        </table:table-row>
        <table:table-row table:style-name="ro1">
          <table:table-cell office:value-type="string" calcext:value-type="string">
            <text:p>Woods, M., Shaw, A., Tidey, E., Van Pham, B., Simon, L., Mukherji, R., Maddison, B., Cross, G., Kisdi, A., Tubby, W., Visentin, G., Chong, G.</text:p>
          </table:table-cell>
          <table:table-cell office:value-type="string" calcext:value-type="string">
            <text:p>36773375600;56728980600;36708886200;36460254000;35609798600;16316983700;6602849819;56783755400;36998254600;56784395900;20434973100;55340362300;</text:p>
          </table:table-cell>
          <table:table-cell office:value-type="string" calcext:value-type="string">
            <text:p>Seeker-Autonomous Long-range Rover Navigation for Remote Explor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ournal of Field Robotic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0.1002/rob.21528</text:p>
          </table:table-cell>
          <table:table-cell office:value-type="string" calcext:value-type="string">
            <text:p>https://www.scopus.com/inward/record.uri?eid=2-s2.0-84939421241&amp;doi=10.1002%2frob.21528&amp;partnerID=40&amp;md5=e4ef5b887897b42e292ec7f652aed1c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39421241</text:p>
          </table:table-cell>
        </table:table-row>
        <table:table-row table:style-name="ro1">
          <table:table-cell office:value-type="string" calcext:value-type="string">
            <text:p>Bekaddour, T., Schlunegger, F., Vogel, H., Delunel, R., Norton, K.P., Akçar, N., Kubik, P.</text:p>
          </table:table-cell>
          <table:table-cell office:value-type="string" calcext:value-type="string">
            <text:p>55567815000;6603813465;36054146900;35728264500;15756031100;16202154700;24488312100;</text:p>
          </table:table-cell>
          <table:table-cell office:value-type="string" calcext:value-type="string">
            <text:p>Paleo erosion rates and climate shifts recorded by Quaternary cut-and-fill sequences in the Pisco valley, central 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arth and Planetary Science Letters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10.1016/j.epsl.2013.12.048</text:p>
          </table:table-cell>
          <table:table-cell office:value-type="string" calcext:value-type="string">
            <text:p>https://www.scopus.com/inward/record.uri?eid=2-s2.0-84892865616&amp;doi=10.1016%2fj.epsl.2013.12.048&amp;partnerID=40&amp;md5=74a295845441a0befa45f270e7efc7d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92865616</text:p>
          </table:table-cell>
        </table:table-row>
        <table:table-row table:style-name="ro1">
          <table:table-cell office:value-type="string" calcext:value-type="string">
            <text:p>Morgan, A.M., Howard, A.D., Hobley, D.E.J., Moore, J.M., Dietrich, W.E., Williams, R.M.E., Burr, D.M., Grant, J.A., Wilson, S.A., Matsubara, Y.</text:p>
          </table:table-cell>
          <table:table-cell office:value-type="string" calcext:value-type="string">
            <text:p>36728240700;7402702426;36501645100;7405238736;7201810208;7409605082;8583482000;55742479100;35235702700;35435695400;</text:p>
          </table:table-cell>
          <table:table-cell office:value-type="string" calcext:value-type="string">
            <text:p>Sedimentology and climatic environment of alluvial fans in the martian Saheki crater and a comparison with terrestrial fans in the Atacama Deser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carus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10.1016/j.icarus.2013.11.007</text:p>
          </table:table-cell>
          <table:table-cell office:value-type="string" calcext:value-type="string">
            <text:p>https://www.scopus.com/inward/record.uri?eid=2-s2.0-84889604457&amp;doi=10.1016%2fj.icarus.2013.11.007&amp;partnerID=40&amp;md5=f185211e7e1a483269f248c4e2419d5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889604457</text:p>
          </table:table-cell>
        </table:table-row>
        <table:table-row table:style-name="ro1">
          <table:table-cell office:value-type="string" calcext:value-type="string">
            <text:p>Azua-Bustos, A., González-Silva, C.</text:p>
          </table:table-cell>
          <table:table-cell office:value-type="string" calcext:value-type="string">
            <text:p>26038934900;35098616700;</text:p>
          </table:table-cell>
          <table:table-cell office:value-type="string" calcext:value-type="string">
            <text:p>Biotechnological Applications Derived from Microorganisms of the Atacama Deser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ioMed Research International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09312" calcext:value-type="float">
            <text:p>9093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.1155/2014/909312</text:p>
          </table:table-cell>
          <table:table-cell office:value-type="string" calcext:value-type="string">
            <text:p>https://www.scopus.com/inward/record.uri?eid=2-s2.0-84935894087&amp;doi=10.1155%2f2014%2f909312&amp;partnerID=40&amp;md5=feb82fec791b851f195021d8408f1bb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old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935894087</text:p>
          </table:table-cell>
        </table:table-row>
        <table:table-row table:style-name="ro1">
          <table:table-cell office:value-type="string" calcext:value-type="string">
            <text:p>Munayco, P., Munayco, J., Valenzuela, M., Rochette, P., Gattacceca, J., Scorzelli, R.B.</text:p>
          </table:table-cell>
          <table:table-cell office:value-type="string" calcext:value-type="string">
            <text:p>14047268400;55450596500;57197676669;7006811225;6603540166;6603903914;</text:p>
          </table:table-cell>
          <table:table-cell office:value-type="string" calcext:value-type="string">
            <text:p>57Fe Mössbauer spectroscopy studies of chondritic meteorites from the Atacama Desert, Chile: Implications for weathering process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yperfine Interactio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-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0.1007/s10751-012-0755-8</text:p>
          </table:table-cell>
          <table:table-cell office:value-type="string" calcext:value-type="string">
            <text:p>https://www.scopus.com/inward/record.uri?eid=2-s2.0-84889262145&amp;doi=10.1007%2fs10751-012-0755-8&amp;partnerID=40&amp;md5=e70e505963a0c4c944ee45d86154d40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89262145</text:p>
          </table:table-cell>
        </table:table-row>
        <table:table-row table:style-name="ro1">
          <table:table-cell office:value-type="string" calcext:value-type="string">
            <text:p>de Silva, S.L., Spagnuolo, M.G., Bridges, N.T., Zimbelman, J.R.</text:p>
          </table:table-cell>
          <table:table-cell office:value-type="string" calcext:value-type="string">
            <text:p>35587937400;20436587200;7006033014;7004254019;</text:p>
          </table:table-cell>
          <table:table-cell office:value-type="string" calcext:value-type="string">
            <text:p>Gravel-mantled megaripples of the Argentinean Puna: A model for their origin and growth with implications for Ma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ulletin of the Geological Society of Americ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1-12</text:p>
          </table:table-cell>
          <table:table-cell/>
          <table:table-cell office:value-type="float" office:value="1912" calcext:value-type="float">
            <text:p>1912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10.1130/B30916.1</text:p>
          </table:table-cell>
          <table:table-cell office:value-type="string" calcext:value-type="string">
            <text:p>https://www.scopus.com/inward/record.uri?eid=2-s2.0-84887231919&amp;doi=10.1130%2fB30916.1&amp;partnerID=40&amp;md5=7e0392e6eb4d8d6e9a6690deec87718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87231919</text:p>
          </table:table-cell>
        </table:table-row>
        <table:table-row table:style-name="ro1">
          <table:table-cell office:value-type="string" calcext:value-type="string">
            <text:p>Fernández-Remolar, D.C., Chong-Díaz, G., Ruíz-Bermejo, M., Harir, M., Schmitt-Kopplin, P., Tziotis, D., Gõmez-Ortíz, D., García-Villadangos, M., Martín-Redondo, M.P., Gõmez, F., Rodríguez-Manfredi, J.A., Moreno-Paz, M., De Diego-Castilla, G., Echeverría, A., Urtuvia, V.N., Blanco, Y., Rivas, L., Izawa, M.R.M., Banerjee, N.R., Demergasso, C., Parro, V.</text:p>
          </table:table-cell>
          <table:table-cell office:value-type="string" calcext:value-type="string">
            <text:p>6603201886;55340362300;23012714600;22950300200;35499111100;53864319300;13003802100;23984700500;23994385100;56817935600;7801488078;7801549655;36995997900;35228962200;35390155100;8974332400;57193364385;36570569000;7101779656;35228899200;6701611493;</text:p>
          </table:table-cell>
          <table:table-cell office:value-type="string" calcext:value-type="string">
            <text:p>Molecular preservation in halite- and perchlorate-rich hypersaline subsurface deposits in the Salar Grande basin (Atacama Desert, Chile): Implications for the search for molecular biomarkers on Ma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0.1002/jgrg.20059</text:p>
          </table:table-cell>
          <table:table-cell office:value-type="string" calcext:value-type="string">
            <text:p>https://www.scopus.com/inward/record.uri?eid=2-s2.0-84880172641&amp;doi=10.1002%2fjgrg.20059&amp;partnerID=40&amp;md5=3519e6823be6d127d722964443820a9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80172641</text:p>
          </table:table-cell>
        </table:table-row>
        <table:table-row table:style-name="ro1">
          <table:table-cell office:value-type="string" calcext:value-type="string">
            <text:p>Wierzchos, J., Davila, A.F., Artieda, O., Cámara-Gallego, B., de los Ríos, A., Nealson, K.H., Valea, S., Teresa García-González, M., Ascaso, C.</text:p>
          </table:table-cell>
          <table:table-cell office:value-type="string" calcext:value-type="string">
            <text:p>7003681791;7006340868;6503931106;55270314900;7004184904;7006660618;36351363600;7005905129;7005936696;</text:p>
          </table:table-cell>
          <table:table-cell office:value-type="string" calcext:value-type="string">
            <text:p>Ignimbrite as a substrate for endolithic life in the hyper-arid Atacama Desert: Implications for the search for life on Ma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carus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0.1016/j.icarus.2012.06.009</text:p>
          </table:table-cell>
          <table:table-cell office:value-type="string" calcext:value-type="string">
            <text:p>https://www.scopus.com/inward/record.uri?eid=2-s2.0-84878349807&amp;doi=10.1016%2fj.icarus.2012.06.009&amp;partnerID=40&amp;md5=a4eed4793686336ab96546058a930ae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78349807</text:p>
          </table:table-cell>
        </table:table-row>
        <table:table-row table:style-name="ro1">
          <table:table-cell office:value-type="string" calcext:value-type="string">
            <text:p>Blanco, Y., Rivas, L.A., Ruiz-Bermejo, M., Parro, V.</text:p>
          </table:table-cell>
          <table:table-cell office:value-type="string" calcext:value-type="string">
            <text:p>8974332400;57193364385;23012714600;6701611493;</text:p>
          </table:table-cell>
          <table:table-cell office:value-type="string" calcext:value-type="string">
            <text:p>Immunological detection of mellitic acid in the Atacama desert: Implication for organics detection on Ma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carus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0.1016/j.icarus.2012.06.006</text:p>
          </table:table-cell>
          <table:table-cell office:value-type="string" calcext:value-type="string">
            <text:p>https://www.scopus.com/inward/record.uri?eid=2-s2.0-84878246172&amp;doi=10.1016%2fj.icarus.2012.06.006&amp;partnerID=40&amp;md5=ebe2603219f06aa218f6480f5e8ac2a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78246172</text:p>
          </table:table-cell>
        </table:table-row>
        <table:table-row table:style-name="ro1">
          <table:table-cell office:value-type="string" calcext:value-type="string">
            <text:p>Sobron, P., Lefebvre, C., Leveille, R., Koujelev, A., Haltigin, T., Du, H., Wang, A., Cabrol, N., Zacny, K., Craft, J.</text:p>
          </table:table-cell>
          <table:table-cell office:value-type="string" calcext:value-type="string">
            <text:p>21740289300;15842216500;7003742755;15056292700;16233036500;55788147800;7404619909;8941957900;12783479800;36620126600;</text:p>
          </table:table-cell>
          <table:table-cell office:value-type="string" calcext:value-type="string">
            <text:p>Geochemical profile of a layered outcrop in the Atacama analogue using laser-induced breakdown spectroscopy: Implications for Curiosity investigations in Ga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ophysical Research Letter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0.1002/grl.50261</text:p>
          </table:table-cell>
          <table:table-cell office:value-type="string" calcext:value-type="string">
            <text:p>https://www.scopus.com/inward/record.uri?eid=2-s2.0-84879937583&amp;doi=10.1002%2fgrl.50261&amp;partnerID=40&amp;md5=4cb732dd575a7b8d895dc9bba778bf9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879937583</text:p>
          </table:table-cell>
        </table:table-row>
        <table:table-row table:style-name="ro1">
          <table:table-cell office:value-type="string" calcext:value-type="string">
            <text:p>Munayco, P., Munayco, J., de Avillez, R.R., Valenzuela, M., Rochette, P., Gattacceca, J., Scorzelli, R.B.</text:p>
          </table:table-cell>
          <table:table-cell office:value-type="string" calcext:value-type="string">
            <text:p>14047268400;55450596500;35588153700;57197676669;7006811225;6603540166;6603903914;</text:p>
          </table:table-cell>
          <table:table-cell office:value-type="string" calcext:value-type="string">
            <text:p>Weathering of ordinary chondrites from the Atacama Desert, Chile, by Mössbauer spectroscopy and synchrotron radiation X-ray diffrac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eteoritics and Planetary Science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0.1111/maps.12067</text:p>
          </table:table-cell>
          <table:table-cell office:value-type="string" calcext:value-type="string">
            <text:p>https://www.scopus.com/inward/record.uri?eid=2-s2.0-84875514897&amp;doi=10.1111%2fmaps.12067&amp;partnerID=40&amp;md5=4d129b88a580c1122caf20596bea4d9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4875514897</text:p>
          </table:table-cell>
        </table:table-row>
        <table:table-row table:style-name="ro1">
          <table:table-cell office:value-type="string" calcext:value-type="string">
            <text:p>Paulino-Lima, I.G., Azua-Bustos, A., Vicuña, R., González-Silva, C., Salas, L., Teixeira, L., Rosado, A., da Costa Leitao, A.A., Lage, C.</text:p>
          </table:table-cell>
          <table:table-cell office:value-type="string" calcext:value-type="string">
            <text:p>36242002000;26038934900;7005907711;35098616700;7006018293;36921701200;7102720385;55584043500;55649571056;</text:p>
          </table:table-cell>
          <table:table-cell office:value-type="string" calcext:value-type="string">
            <text:p>Isolation of UVC-Tolerant Bacteria from the Hyperarid Atacama Desert, 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icrobial Ecology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10.1007/s00248-012-0121-z</text:p>
          </table:table-cell>
          <table:table-cell office:value-type="string" calcext:value-type="string">
            <text:p>https://www.scopus.com/inward/record.uri?eid=2-s2.0-84873487734&amp;doi=10.1007%2fs00248-012-0121-z&amp;partnerID=40&amp;md5=91fd0d80fe7785edc55e973e19e181f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73487734</text:p>
          </table:table-cell>
        </table:table-row>
        <table:table-row table:style-name="ro1">
          <table:table-cell office:value-type="string" calcext:value-type="string">
            <text:p>Quade, J., Reiners, P., Placzek, C., Matmon, A., Pepper, M., Ojha, L., Murray, K.</text:p>
          </table:table-cell>
          <table:table-cell office:value-type="string" calcext:value-type="string">
            <text:p>16194835700;7004078010;8540533700;6602501003;26531950000;49661868700;26664880900;</text:p>
          </table:table-cell>
          <table:table-cell office:value-type="string" calcext:value-type="string">
            <text:p>Seismicity and the strange rubbing boulders of the Atacama desert, Northern Chi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ology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0.1130/G33162.1</text:p>
          </table:table-cell>
          <table:table-cell office:value-type="string" calcext:value-type="string">
            <text:p>https://www.scopus.com/inward/record.uri?eid=2-s2.0-84866278608&amp;doi=10.1130%2fG33162.1&amp;partnerID=40&amp;md5=0b5621e9aaca134f6ef75c942adbea2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66278608</text:p>
          </table:table-cell>
        </table:table-row>
        <table:table-row table:style-name="ro1">
          <table:table-cell office:value-type="string" calcext:value-type="string">
            <text:p>Valdivia-Silva, J.E., Navarro-González, R., Fletcher, L., Perez-Montaño, S., Condori-Apaza, R., McKay, C.P.</text:p>
          </table:table-cell>
          <table:table-cell office:value-type="string" calcext:value-type="string">
            <text:p>26323939900;7003446002;25640548200;36931293100;36930036800;7101952183;</text:p>
          </table:table-cell>
          <table:table-cell office:value-type="string" calcext:value-type="string">
            <text:p>Soil carbon distribution and site characteristics in hyper-arid soils of the Atacama Desert: A site with Mars-like soil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vances in Space Researc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.1016/j.asr.2012.03.003</text:p>
          </table:table-cell>
          <table:table-cell office:value-type="string" calcext:value-type="string">
            <text:p>https://www.scopus.com/inward/record.uri?eid=2-s2.0-84861199515&amp;doi=10.1016%2fj.asr.2012.03.003&amp;partnerID=40&amp;md5=547f3a39473fbe284c09aa025e70df5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61199515</text:p>
          </table:table-cell>
        </table:table-row>
        <table:table-row table:style-name="ro1">
          <table:table-cell office:value-type="string" calcext:value-type="string">
            <text:p>Uehara, M., Gattacceca, J., Rochette, P., Demory, F., Valenzuela, E.M.</text:p>
          </table:table-cell>
          <table:table-cell office:value-type="string" calcext:value-type="string">
            <text:p>57204298653;6603540166;7006811225;8599495100;55224908100;</text:p>
          </table:table-cell>
          <table:table-cell office:value-type="string" calcext:value-type="string">
            <text:p>Magnetic study of meteorites recovered in the Atacama desert (Chile): Implications for meteorite paleomagnetism and the stability of hot desert surfac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hysics of the Earth and Planetary Interiors</text:p>
          </table:table-cell>
          <table:table-cell office:value-type="string" calcext:value-type="string">
            <text:p>200-20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.1016/j.pepi.2012.04.007</text:p>
          </table:table-cell>
          <table:table-cell office:value-type="string" calcext:value-type="string">
            <text:p>https://www.scopus.com/inward/record.uri?eid=2-s2.0-84861335390&amp;doi=10.1016%2fj.pepi.2012.04.007&amp;partnerID=40&amp;md5=4d311719e42ac3d455106ecc77670bb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61335390</text:p>
          </table:table-cell>
        </table:table-row>
        <table:table-row table:style-name="ro1">
          <table:table-cell office:value-type="string" calcext:value-type="string">
            <text:p>Valdivia-Silva, J.E., Navarro-González, R., Rosa, J.D.L., McKay, C.P.</text:p>
          </table:table-cell>
          <table:table-cell office:value-type="string" calcext:value-type="string">
            <text:p>26323939900;7003446002;54990875600;7101952183;</text:p>
          </table:table-cell>
          <table:table-cell office:value-type="string" calcext:value-type="string">
            <text:p>Decomposition of sodium formate and L- and D-alanine in the Pampas de la Joya soils: Implications as a new geochemical analogue to Martian regolit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dvances in Space Research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.1016/j.asr.2011.12.012</text:p>
          </table:table-cell>
          <table:table-cell office:value-type="string" calcext:value-type="string">
            <text:p>https://www.scopus.com/inward/record.uri?eid=2-s2.0-84857061098&amp;doi=10.1016%2fj.asr.2011.12.012&amp;partnerID=40&amp;md5=8316409a2927994e87be63e6949669f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57061098</text:p>
          </table:table-cell>
        </table:table-row>
        <table:table-row table:style-name="ro1">
          <table:table-cell office:value-type="string" calcext:value-type="string">
            <text:p>Valdivia-Silva, J.E., Navarro-González, R., Fletcher, L., Pérez-Montaño, S., Condori-Apaza, R., Ortega-Gutiérrez, F., McKay, C.</text:p>
          </table:table-cell>
          <table:table-cell office:value-type="string" calcext:value-type="string">
            <text:p>26323939900;7003446002;25640548200;36931293100;36930036800;6601937471;7101952183;</text:p>
          </table:table-cell>
          <table:table-cell office:value-type="string" calcext:value-type="string">
            <text:p>Climatological characteristics in the extreme hyper-arid region of Pampas de La Joya, Peru. Astrobiological approach in four years of observation: 2004-200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ternational Journal of Astrobiolog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.1017/S1473550411000292</text:p>
          </table:table-cell>
          <table:table-cell office:value-type="string" calcext:value-type="string">
            <text:p>https://www.scopus.com/inward/record.uri?eid=2-s2.0-84055211877&amp;doi=10.1017%2fS1473550411000292&amp;partnerID=40&amp;md5=42f60682405d2a0769162e07bff2653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055211877</text:p>
          </table:table-cell>
        </table:table-row>
        <table:table-row table:style-name="ro1">
          <table:table-cell office:value-type="string" calcext:value-type="string">
            <text:p>Parro, V., De Diego-Castilla, G., Moreno-Paz, M., Blanco, Y., Cruz-Gil, P., Rodríguez-Manfredi, J.A., Fernández-Remolar, D., Gómez, F., Gómez, M.J., Rivas, L.A., Demergasso, C., Echeverría, A., Urtuvia, V.N., Ruiz-Bermejo, M., García-Villadangos, M., Postigo, M., Sánchez-Román, M., Chong-Díaz, G., Gómez-Elvira, J.</text:p>
          </table:table-cell>
          <table:table-cell office:value-type="string" calcext:value-type="string">
            <text:p>6701611493;36995997900;7801549655;8974332400;25636712100;7801488078;6603201886;56817935600;7401734245;57193364385;35228899200;35228962200;35390155100;23012714600;23984700500;7003321482;17136214800;55340362300;23972737000;</text:p>
          </table:table-cell>
          <table:table-cell office:value-type="string" calcext:value-type="string">
            <text:p>A microbial oasis in the hypersaline atacama subsurface discovered by a life detector chip: Implications for the search for life on ma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strobiology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10.1089/ast.2011.0654</text:p>
          </table:table-cell>
          <table:table-cell office:value-type="string" calcext:value-type="string">
            <text:p>https://www.scopus.com/inward/record.uri?eid=2-s2.0-80054859485&amp;doi=10.1089%2fast.2011.0654&amp;partnerID=40&amp;md5=ad288b4f2a2c3e3c329ecc940815cbd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0054859485</text:p>
          </table:table-cell>
        </table:table-row>
        <table:table-row table:style-name="ro1">
          <table:table-cell office:value-type="string" calcext:value-type="string">
            <text:p>Gattacceca, J., Valenzuela, M., Uehara, M., Jull, A.J.T., Giscard, M., Rochette, P., Braucher, R., Suavet, C., Gounelle, M., Morata, D., Munayco, P., Bourot-Denise, M., Bourles, D., Demory, F.</text:p>
          </table:table-cell>
          <table:table-cell office:value-type="string" calcext:value-type="string">
            <text:p>6603540166;57197676669;57204298653;7005603161;50661190300;7006811225;6602165786;23494025200;55883197300;6701836809;14047268400;55911915300;7004693622;8599495100;</text:p>
          </table:table-cell>
          <table:table-cell office:value-type="string" calcext:value-type="string">
            <text:p>The densest meteorite collection area in hot deserts: The San Juan meteorite field (Atacama Desert, Chile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eteoritics and Planetary Scienc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10.1111/j.1945-5100.2011.01229.x</text:p>
          </table:table-cell>
          <table:table-cell office:value-type="string" calcext:value-type="string">
            <text:p>https://www.scopus.com/inward/record.uri?eid=2-s2.0-80052938898&amp;doi=10.1111%2fj.1945-5100.2011.01229.x&amp;partnerID=40&amp;md5=f3f8624791d35c78160f3b24dfec75d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80052938898</text:p>
          </table:table-cell>
        </table:table-row>
        <table:table-row table:style-name="ro1">
          <table:table-cell office:value-type="string" calcext:value-type="string">
            <text:p>Cornejo-Ponce, L., Lienqueo, H.H., Arriaza, B.T.</text:p>
          </table:table-cell>
          <table:table-cell office:value-type="string" calcext:value-type="string">
            <text:p>10140627900;25822613100;6602846124;</text:p>
          </table:table-cell>
          <table:table-cell office:value-type="string" calcext:value-type="string">
            <text:p>Levels of total arsenic in edible fish and shellfish obtained from two coastal sectors of the Atacama Desert in the north of Chile: Use of non-migratory marine species as bioindicators of sea environmental pollu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Environmental Science and Health - Part A Toxic/Hazardous Substances and Environmental Engineering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.1080/10934529.2011.598815</text:p>
          </table:table-cell>
          <table:table-cell office:value-type="string" calcext:value-type="string">
            <text:p>https://www.scopus.com/inward/record.uri?eid=2-s2.0-80052482330&amp;doi=10.1080%2f10934529.2011.598815&amp;partnerID=40&amp;md5=7e5f56650c18ab0576e1e9f05d547eb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0052482330</text:p>
          </table:table-cell>
        </table:table-row>
        <table:table-row table:style-name="ro1">
          <table:table-cell office:value-type="string" calcext:value-type="string">
            <text:p>Valdivia-Silva, J.E., Navarro-González, R., Ortega-Gutierrez, F., Fletcher, L.E., Perez-Montaño, S., Condori-Apaza, R., McKay, C.P.</text:p>
          </table:table-cell>
          <table:table-cell office:value-type="string" calcext:value-type="string">
            <text:p>26323939900;7003446002;6601937471;25640548200;36931293100;36930036800;7101952183;</text:p>
          </table:table-cell>
          <table:table-cell office:value-type="string" calcext:value-type="string">
            <text:p>Multidisciplinary approach of the hyperarid desert of Pampas de La Joya in southern Peru as a new Mars-like soil analo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ochimica et Cosmochimica Acta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0.1016/j.gca.2011.01.017</text:p>
          </table:table-cell>
          <table:table-cell office:value-type="string" calcext:value-type="string">
            <text:p>https://www.scopus.com/inward/record.uri?eid=2-s2.0-79952449945&amp;doi=10.1016%2fj.gca.2011.01.017&amp;partnerID=40&amp;md5=1cefb21a06d3e993fc6879c23cb579d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9952449945</text:p>
          </table:table-cell>
        </table:table-row>
        <table:table-row table:style-name="ro1">
          <table:table-cell office:value-type="string" calcext:value-type="string">
            <text:p>Albarracín, V.H., Dib, J.R., Ordoñez, O.F., Farías, M.E.</text:p>
          </table:table-cell>
          <table:table-cell office:value-type="string" calcext:value-type="string">
            <text:p>8533180000;23970087900;23971164200;35576859500;</text:p>
          </table:table-cell>
          <table:table-cell office:value-type="string" calcext:value-type="string">
            <text:p>A harsh life to indigenous proteobacteria at the andeanmountains: Microbial diversity and resistance mechanisms towards extreme conditio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roteobacteria: Phylogeny, Metabolic Diversity and Ecological Effects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scopus.com/inward/record.uri?eid=2-s2.0-84891970596&amp;partnerID=40&amp;md5=a595e12161ecb34abf62e563309e16c3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891970596</text:p>
          </table:table-cell>
        </table:table-row>
        <table:table-row table:style-name="ro1">
          <table:table-cell office:value-type="string" calcext:value-type="string">
            <text:p>Wierzchos, J., Cámara, B., De los ríos, A., Davila, A.F., sánchez almazo, I.M., Artieda, O., Wierzchos, K., Gómez-silva, B., Mckay, C., Ascaso, C.</text:p>
          </table:table-cell>
          <table:table-cell office:value-type="string" calcext:value-type="string">
            <text:p>7003681791;24330912000;7004184904;7006340868;6506485044;6503931106;37073876800;6506160677;7101952183;7005936696;</text:p>
          </table:table-cell>
          <table:table-cell office:value-type="string" calcext:value-type="string">
            <text:p>Microbial colonization of Ca-sulfate crusts in the hyperarid core of the Atacama Desert: Implications for the search for life on Ma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obiolog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10.1111/j.1472-4669.2010.00254.x</text:p>
          </table:table-cell>
          <table:table-cell office:value-type="string" calcext:value-type="string">
            <text:p>https://www.scopus.com/inward/record.uri?eid=2-s2.0-78650084031&amp;doi=10.1111%2fj.1472-4669.2010.00254.x&amp;partnerID=40&amp;md5=4cd50418d97165382f5614cbe9a9be0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8650084031</text:p>
          </table:table-cell>
        </table:table-row>
        <table:table-row table:style-name="ro1">
          <table:table-cell office:value-type="string" calcext:value-type="string">
            <text:p>Navarro-González, R., Vargas, E., De La Rosa, J., Raga, A.C., McKay, C.P.</text:p>
          </table:table-cell>
          <table:table-cell office:value-type="string" calcext:value-type="string">
            <text:p>7003446002;36802933000;7004978012;7006306330;7101952183;</text:p>
          </table:table-cell>
          <table:table-cell office:value-type="string" calcext:value-type="string">
            <text:p>Reanalysis of the Viking results suggests perchlorate and organics at midlatitudes on Ma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ournal of Geophysical Research E: Planets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12010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10.1029/2010JE003599</text:p>
          </table:table-cell>
          <table:table-cell office:value-type="string" calcext:value-type="string">
            <text:p>https://www.scopus.com/inward/record.uri?eid=2-s2.0-77956164233&amp;doi=10.1029%2f2010JE003599&amp;partnerID=40&amp;md5=4944aec82d8087b8005de65d36b0b2e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77956164233</text:p>
          </table:table-cell>
        </table:table-row>
        <table:table-row table:style-name="ro1">
          <table:table-cell office:value-type="string" calcext:value-type="string">
            <text:p>Di Gregorio, B.</text:p>
          </table:table-cell>
          <table:table-cell office:value-type="string" calcext:value-type="string">
            <text:p>36570288100;</text:p>
          </table:table-cell>
          <table:table-cell office:value-type="string" calcext:value-type="string">
            <text:p>Looking for life on ma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hemical Engineer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https://www.scopus.com/inward/record.uri?eid=2-s2.0-77958084238&amp;partnerID=40&amp;md5=dbe8e9543c2734cc6740969896e5a92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7958084238</text:p>
          </table:table-cell>
        </table:table-row>
        <table:table-row table:style-name="ro1">
          <table:table-cell office:value-type="string" calcext:value-type="string">
            <text:p>Murphy, A., Llano, R.</text:p>
          </table:table-cell>
          <table:table-cell office:value-type="string" calcext:value-type="string">
            <text:p>57199723378;36716511700;</text:p>
          </table:table-cell>
          <table:table-cell office:value-type="string" calcext:value-type="string">
            <text:p>Father COPP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irginia Quarterly Review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73+76-77+80-88</text:p>
          </table:table-cell>
          <table:table-cell table:number-columns-repeated="3"/>
          <table:table-cell office:value-type="string" calcext:value-type="string">
            <text:p>https://www.scopus.com/inward/record.uri?eid=2-s2.0-77957839799&amp;partnerID=40&amp;md5=7bf1afd060533c1b96b9aad5e3685570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7957839799</text:p>
          </table:table-cell>
        </table:table-row>
        <table:table-row table:style-name="ro1">
          <table:table-cell office:value-type="string" calcext:value-type="string">
            <text:p>Vítek, P., Edwards, H.G.M., Jehlička, J., Ascaso, C., De Los Ríos, A., Valea, S., Jorge-Villar, S.E., Davila, A.F., Wierzchos, J.</text:p>
          </table:table-cell>
          <table:table-cell office:value-type="string" calcext:value-type="string">
            <text:p>36351336400;7202660467;6603798548;7005936696;7004184904;36351363600;6602409926;7006340868;7003681791;</text:p>
          </table:table-cell>
          <table:table-cell office:value-type="string" calcext:value-type="string">
            <text:p>Microbial colonization of halite from the hyper-arid atacama desert studied by Raman spectroscop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hilosophical Transactions of the Royal Society A: Mathematical, Physical and Engineering Sciences</text:p>
          </table:table-cell>
          <table:table-cell office:value-type="float" office:value="368" calcext:value-type="float">
            <text:p>368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float" office:value="3221" calcext:value-type="float">
            <text:p>32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0.1098/rsta.2010.0059</text:p>
          </table:table-cell>
          <table:table-cell office:value-type="string" calcext:value-type="string">
            <text:p>https://www.scopus.com/inward/record.uri?eid=2-s2.0-77955199005&amp;doi=10.1098%2frsta.2010.0059&amp;partnerID=40&amp;md5=403f4ef24106cad44f49b7aa2a1234c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77955199005</text:p>
          </table:table-cell>
        </table:table-row>
        <table:table-row table:style-name="ro1">
          <table:table-cell office:value-type="string" calcext:value-type="string">
            <text:p>De Waele Jo, J., Forti, P.</text:p>
          </table:table-cell>
          <table:table-cell office:value-type="string" calcext:value-type="string">
            <text:p>57204948482;7003866910;</text:p>
          </table:table-cell>
          <table:table-cell office:value-type="string" calcext:value-type="string">
            <text:p>Salt rims and blisters: Peculiar and ephemeral formations in the Atacama desert (Chile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Zeitschrift fur Geomorphologi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UPPL. 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.1127/0372-8854/2010/0054S2-0004</text:p>
          </table:table-cell>
          <table:table-cell office:value-type="string" calcext:value-type="string">
            <text:p>https://www.scopus.com/inward/record.uri?eid=2-s2.0-77956565466&amp;doi=10.1127%2f0372-8854%2f2010%2f0054S2-0004&amp;partnerID=40&amp;md5=0d515f5361d669fd6328f57a35497c4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7956565466</text:p>
          </table:table-cell>
        </table:table-row>
        <table:table-row table:style-name="ro1">
          <table:table-cell office:value-type="string" calcext:value-type="string">
            <text:p>de Silva, S.L., Bailey, J.E., Mandt, K.E., Viramonte, J.M.</text:p>
          </table:table-cell>
          <table:table-cell office:value-type="string" calcext:value-type="string">
            <text:p>35587937400;8336902400;25223813200;36838539700;</text:p>
          </table:table-cell>
          <table:table-cell office:value-type="string" calcext:value-type="string">
            <text:p>Yardangs in terrestrial ignimbrites: Synergistic remote and field observations on Earth with applications to Ma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lanetary and Space Science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10.1016/j.pss.2009.10.002</text:p>
          </table:table-cell>
          <table:table-cell office:value-type="string" calcext:value-type="string">
            <text:p>https://www.scopus.com/inward/record.uri?eid=2-s2.0-76349105283&amp;doi=10.1016%2fj.pss.2009.10.002&amp;partnerID=40&amp;md5=91c828fc1704c0ad5d4e419ac03585a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6349105283</text:p>
          </table:table-cell>
        </table:table-row>
        <table:table-row table:style-name="ro1">
          <table:table-cell office:value-type="string" calcext:value-type="string">
            <text:p>Davis, W.L., de Pater, I., McKay, C.P.</text:p>
          </table:table-cell>
          <table:table-cell office:value-type="string" calcext:value-type="string">
            <text:p>7402807045;7007158694;7101952183;</text:p>
          </table:table-cell>
          <table:table-cell office:value-type="string" calcext:value-type="string">
            <text:p>Rain infiltration and crust formation in the extreme arid zone of the Atacama Desert, Chil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lanetary and Space Science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10.1016/j.pss.2009.08.011</text:p>
          </table:table-cell>
          <table:table-cell office:value-type="string" calcext:value-type="string">
            <text:p>https://www.scopus.com/inward/record.uri?eid=2-s2.0-76349085416&amp;doi=10.1016%2fj.pss.2009.08.011&amp;partnerID=40&amp;md5=9351da6623984768cdf723e1fab614d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6349085416</text:p>
          </table:table-cell>
        </table:table-row>
        <table:table-row table:style-name="ro1">
          <table:table-cell office:value-type="string" calcext:value-type="string">
            <text:p>Catling, D.C., Claire, M.W., Zahnle, K.J., Quinn, R.C., Clark, B.C., Hecht, M.H., Kounaves, S.</text:p>
          </table:table-cell>
          <table:table-cell office:value-type="string" calcext:value-type="string">
            <text:p>6701316538;8691333500;7003928455;57203048062;35375594600;7101749013;7004018919;</text:p>
          </table:table-cell>
          <table:table-cell office:value-type="string" calcext:value-type="string">
            <text:p>Atmospheric origins of perchlorate on mars and in the atacam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ournal of Geophysical Research E: Planets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00E11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10.1029/2009JE003425</text:p>
          </table:table-cell>
          <table:table-cell office:value-type="string" calcext:value-type="string">
            <text:p>https://www.scopus.com/inward/record.uri?eid=2-s2.0-77649168072&amp;doi=10.1029%2f2009JE003425&amp;partnerID=40&amp;md5=aeb1ce60f0a83bf26b1ec1e40bc630d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77649168072</text:p>
          </table:table-cell>
        </table:table-row>
        <table:table-row table:style-name="ro1">
          <table:table-cell office:value-type="string" calcext:value-type="string">
            <text:p>Peeters, Z., Quinn, R., Martins, Z., Sephton, M.A., Becker, L., Van Loosdrecht, M.C.M., Brucato, J., Grunthaner, F., Ehrenfreund, P.</text:p>
          </table:table-cell>
          <table:table-cell office:value-type="string" calcext:value-type="string">
            <text:p>12242149100;57203048062;57202980152;7003466835;7202306395;7004463801;6701612015;7003780380;7005276576;</text:p>
          </table:table-cell>
          <table:table-cell office:value-type="string" calcext:value-type="string">
            <text:p>Habitability on planetary surfaces: Interdisciplinary preparation phase for future Mars missio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ernational Journal of Astrobiolog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0.1017/S1473550409990140</text:p>
          </table:table-cell>
          <table:table-cell office:value-type="string" calcext:value-type="string">
            <text:p>https://www.scopus.com/inward/record.uri?eid=2-s2.0-77149165754&amp;doi=10.1017%2fS1473550409990140&amp;partnerID=40&amp;md5=4ccaee9a6575dc63f2c6711d179c7b3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7149165754</text:p>
          </table:table-cell>
        </table:table-row>
        <table:table-row table:style-name="ro1">
          <table:table-cell office:value-type="string" calcext:value-type="string">
            <text:p>Valdivia-Silva, J.E., Navarro-González, R., McKay, C.</text:p>
          </table:table-cell>
          <table:table-cell office:value-type="string" calcext:value-type="string">
            <text:p>26323939900;7003446002;7101952183;</text:p>
          </table:table-cell>
          <table:table-cell office:value-type="string" calcext:value-type="string">
            <text:p>Thermally evolved gas analysis (TEGA) of hyperarid soils doped with microorganisms from the Atacama Desert in southern Peru: Implications for the Phoenix miss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dvances in Space Research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0.1016/j.asr.2009.02.008</text:p>
          </table:table-cell>
          <table:table-cell office:value-type="string" calcext:value-type="string">
            <text:p>https://www.scopus.com/inward/record.uri?eid=2-s2.0-67349161019&amp;doi=10.1016%2fj.asr.2009.02.008&amp;partnerID=40&amp;md5=de73e64b744a63b0932860aaa324514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67349161019</text:p>
          </table:table-cell>
        </table:table-row>
        <table:table-row table:style-name="ro1">
          <table:table-cell office:value-type="string" calcext:value-type="string">
            <text:p>Schulz, T., Münker, C., Palme, H., Mezger, K.</text:p>
          </table:table-cell>
          <table:table-cell office:value-type="string" calcext:value-type="string">
            <text:p>24725575000;6701667018;7006777910;57203029618;</text:p>
          </table:table-cell>
          <table:table-cell office:value-type="string" calcext:value-type="string">
            <text:p>Hf-W chronometry of the IAB iron meteorite parent bod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rth and Planetary Science Letter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-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10.1016/j.epsl.2009.01.033</text:p>
          </table:table-cell>
          <table:table-cell office:value-type="string" calcext:value-type="string">
            <text:p>https://www.scopus.com/inward/record.uri?eid=2-s2.0-62549136065&amp;doi=10.1016%2fj.epsl.2009.01.033&amp;partnerID=40&amp;md5=83a787c42005f3de8cc1345126563a5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62549136065</text:p>
          </table:table-cell>
        </table:table-row>
        <table:table-row table:style-name="ro1">
          <table:table-cell office:value-type="string" calcext:value-type="string">
            <text:p>Chiesl, T.N., Chu, W.K., Stockton, A.M., Amashukeli, X., Grunthaner, F., Mathies, R.A.</text:p>
          </table:table-cell>
          <table:table-cell office:value-type="string" calcext:value-type="string">
            <text:p>8628098000;57220639574;26432865500;6507732440;7003780380;7103123753;</text:p>
          </table:table-cell>
          <table:table-cell office:value-type="string" calcext:value-type="string">
            <text:p>Enhanced amine and amino acid analysis using Pacific Blue and the Mars organic analyzer microchip capillary electrophoresis syste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alytical Chemistry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37" calcext:value-type="float">
            <text:p>2537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10.1021/ac8023334</text:p>
          </table:table-cell>
          <table:table-cell office:value-type="string" calcext:value-type="string">
            <text:p>https://www.scopus.com/inward/record.uri?eid=2-s2.0-64849104190&amp;doi=10.1021%2fac8023334&amp;partnerID=40&amp;md5=8a8b1280bf185cb9bd0216e2f4099fd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64849104190</text:p>
          </table:table-cell>
        </table:table-row>
        <table:table-row table:style-name="ro1">
          <table:table-cell office:value-type="string" calcext:value-type="string">
            <text:p>Buch, A., Sternberg, R., Szopa, C., Freissinet, C., Garnier, C., Bekri, E.J., Rodier, C., Navarro-González, R., Raulin, F., Cabane, M., Stambouli, M., Glavin, D.P., Mahaffy, P.R.</text:p>
          </table:table-cell>
          <table:table-cell office:value-type="string" calcext:value-type="string">
            <text:p>7006786887;57202530598;6603870152;24390637500;56428713100;24390374700;25721910800;7003446002;7005084474;6701651591;6603417486;6602092157;6701365282;</text:p>
          </table:table-cell>
          <table:table-cell office:value-type="string" calcext:value-type="string">
            <text:p>Development of a gas chromatography compatible Sample Processing System (SPS) for the in-situ analysis of refractory organic matter in martian soil: preliminary result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dvances in Space Researc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0.1016/j.asr.2008.05.001</text:p>
          </table:table-cell>
          <table:table-cell office:value-type="string" calcext:value-type="string">
            <text:p>https://www.scopus.com/inward/record.uri?eid=2-s2.0-57749174284&amp;doi=10.1016%2fj.asr.2008.05.001&amp;partnerID=40&amp;md5=c3543aa79144eea16f16eaddf169e66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57749174284</text:p>
          </table:table-cell>
        </table:table-row>
        <table:table-row table:style-name="ro1">
          <table:table-cell office:value-type="string" calcext:value-type="string">
            <text:p>Cabrol, N.A., Grin, E.A., Chong, G., Minkley, E., Hock, A.N., Yu, Y., Bebout, L., Fleming, E., Häder, D.P., Demergasso, C., Gibson, J., Escudero, L., Dorador, C., Lim, D., Woosley, C., Morris, R.L., Tambley, C., Gaete, V., Galvez, M.E., Smith, E., Uskin-Peate, I., Salazar, C., Dawidowicz, G., Majerowicz, J.</text:p>
          </table:table-cell>
          <table:table-cell office:value-type="string" calcext:value-type="string">
            <text:p>8941957900;7004014625;55340362300;6602827757;23670103900;7406252319;36508642600;57191064824;35477410900;35228899200;7403389372;7006371761;23666723800;7401816135;36509507200;36841239900;36156166100;36508685500;49260953600;57209688640;8713798100;8752923100;6505859126;36509090000;</text:p>
          </table:table-cell>
          <table:table-cell office:value-type="string" calcext:value-type="string">
            <text:p>The High-Lakes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0D0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10.1029/2008JG000818</text:p>
          </table:table-cell>
          <table:table-cell office:value-type="string" calcext:value-type="string">
            <text:p>https://www.scopus.com/inward/record.uri?eid=2-s2.0-77954229018&amp;doi=10.1029%2f2008JG000818&amp;partnerID=40&amp;md5=96ff03acd6bb6de5d86e3e088103fe3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7954229018</text:p>
          </table:table-cell>
        </table:table-row>
        <table:table-row table:style-name="ro1">
          <table:table-cell office:value-type="string" calcext:value-type="string">
            <text:p>Barros, N., Feijóo, S., Salgado, J., Ramajo, J., Garcia, J.R., Hansen, L.D.</text:p>
          </table:table-cell>
          <table:table-cell office:value-type="string" calcext:value-type="string">
            <text:p>7004145205;6701437913;7102811648;36153490200;7406129248;55660691800;</text:p>
          </table:table-cell>
          <table:table-cell office:value-type="string" calcext:value-type="string">
            <text:p>The dry limit of microbial life in the Atacama desert revealed by calorimetric approach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ngineering in Life Scienc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0.1002/elsc.200820236</text:p>
          </table:table-cell>
          <table:table-cell office:value-type="string" calcext:value-type="string">
            <text:p>https://www.scopus.com/inward/record.uri?eid=2-s2.0-62349128323&amp;doi=10.1002%2felsc.200820236&amp;partnerID=40&amp;md5=58b72d72cdb9318309772541af7a84f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62349128323</text:p>
          </table:table-cell>
        </table:table-row>
        <table:table-row table:style-name="ro1">
          <table:table-cell office:value-type="string" calcext:value-type="string">
            <text:p>Wynne, J.J., Titus, T.N., Chong Diaz, G.</text:p>
          </table:table-cell>
          <table:table-cell office:value-type="string" calcext:value-type="string">
            <text:p>14025066400;7004481175;55340362300;</text:p>
          </table:table-cell>
          <table:table-cell office:value-type="string" calcext:value-type="string">
            <text:p>On developing thermal cave detection techniques for earth, the moon and ma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arth and Planetary Science Letter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-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0.1016/j.epsl.2008.04.037</text:p>
          </table:table-cell>
          <table:table-cell office:value-type="string" calcext:value-type="string">
            <text:p>https://www.scopus.com/inward/record.uri?eid=2-s2.0-47749126516&amp;doi=10.1016%2fj.epsl.2008.04.037&amp;partnerID=40&amp;md5=ee0c47653841d1a45c432f31df47aa0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47749126516</text:p>
          </table:table-cell>
        </table:table-row>
        <table:table-row table:style-name="ro1">
          <table:table-cell office:value-type="string" calcext:value-type="string">
            <text:p>Osman, S., Peeters, Z., La Duc, M.T., Mancinelli, R., Ehrenfreund, P., Venkateswaran, K.</text:p>
          </table:table-cell>
          <table:table-cell office:value-type="string" calcext:value-type="string">
            <text:p>14045626300;12242149100;6602709401;7005982461;7005276576;7006260631;</text:p>
          </table:table-cell>
          <table:table-cell office:value-type="string" calcext:value-type="string">
            <text:p>Effect of shadowing on survival of bacteria under conditions simulating the Martian atmosphere and UV radi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pplied and Environmental Microbiology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10.1128/AEM.01973-07</text:p>
          </table:table-cell>
          <table:table-cell office:value-type="string" calcext:value-type="string">
            <text:p>https://www.scopus.com/inward/record.uri?eid=2-s2.0-39649118215&amp;doi=10.1128%2fAEM.01973-07&amp;partnerID=40&amp;md5=53d6ea7ba0ff0d38f4ae24b38fa404c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9649118215</text:p>
          </table:table-cell>
        </table:table-row>
        <table:table-row table:style-name="ro1">
          <table:table-cell office:value-type="string" calcext:value-type="string">
            <text:p>Cabrol, N.A., Wettergreen, D., Warren-Rhodes, K., Grin, E.A., Moersch, J., Diaz, G.C., Cockell, C.S., Coppin, P., Demergasso, C., Dohm, J.M., Ernst, L., Fisher, G., Glasgow, J., Hardgrove, C., Hock, A.N., Jonak, D., Marinangeli, L., Minkley, E., Ori, G.G., Piatek, J., Pudenz, E., Smith, T., Stubbs, K., Thomas, G., Thompson, D., Waggoner, A., Wagner, M., Weinstein, S., Wyatt, M.</text:p>
          </table:table-cell>
          <table:table-cell office:value-type="string" calcext:value-type="string">
            <text:p>8941957900;6701392772;6507272414;7004014625;6603075387;7201671416;7004940683;57210675330;35228899200;6603805402;7102047621;7402440022;7102092650;23670122600;23670103900;9744627300;6602980442;6602827757;6603715178;8413915300;14036094800;9746727600;14036438300;7404575819;55316399700;7006508115;7404048975;7202467479;7007142418;</text:p>
          </table:table-cell>
          <table:table-cell office:value-type="string" calcext:value-type="string">
            <text:p>Life in the Atacama: Searching for life with rovers (science overview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0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10.1029/2006JG000298</text:p>
          </table:table-cell>
          <table:table-cell office:value-type="string" calcext:value-type="string">
            <text:p>https://www.scopus.com/inward/record.uri?eid=2-s2.0-84940578377&amp;doi=10.1029%2f2006JG000298&amp;partnerID=40&amp;md5=b06e4f8061b4ddb9313c5a455db1d52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40578377</text:p>
          </table:table-cell>
        </table:table-row>
        <table:table-row table:style-name="ro1">
          <table:table-cell office:value-type="string" calcext:value-type="string">
            <text:p>Quinn, R.C., Ehrenfreund, P., Grunthaner, F.J., Taylor, C.L., Zent, A.P.</text:p>
          </table:table-cell>
          <table:table-cell office:value-type="string" calcext:value-type="string">
            <text:p>7202178963;7005276576;7003780380;55463045100;6701726708;</text:p>
          </table:table-cell>
          <table:table-cell office:value-type="string" calcext:value-type="string">
            <text:p>Decomposition of aqueous organic compounds in the Atacama Desert and in Martian soil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1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10.1029/2006JG000312</text:p>
          </table:table-cell>
          <table:table-cell office:value-type="string" calcext:value-type="string">
            <text:p>https://www.scopus.com/inward/record.uri?eid=2-s2.0-40049109589&amp;doi=10.1029%2f2006JG000312&amp;partnerID=40&amp;md5=8d29cd1a07dbda58a6665f06a423725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40049109589</text:p>
          </table:table-cell>
        </table:table-row>
        <table:table-row table:style-name="ro1">
          <table:table-cell office:value-type="string" calcext:value-type="string">
            <text:p>Skelley, A.M., Aubrey, A.D., Willis, P.A., Amashukeli, X., Ehrenfreund, P., Bada, J.L., Grunthaner, F.J., Mathies, R.A.</text:p>
          </table:table-cell>
          <table:table-cell office:value-type="string" calcext:value-type="string">
            <text:p>6603250079;6506562186;7102962686;6507732440;7005276576;35450589900;7003780380;7103123753;</text:p>
          </table:table-cell>
          <table:table-cell office:value-type="string" calcext:value-type="string">
            <text:p>Organic amine biomarker detection in the Yungay region of the Atacama Desert with the Urey instrumen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10.1029/2006JG000329</text:p>
          </table:table-cell>
          <table:table-cell office:value-type="string" calcext:value-type="string">
            <text:p>https://www.scopus.com/inward/record.uri?eid=2-s2.0-39849108960&amp;doi=10.1029%2f2006JG000329&amp;partnerID=40&amp;md5=0cc9161d2471f377eca374bf002d947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9849108960</text:p>
          </table:table-cell>
        </table:table-row>
        <table:table-row table:style-name="ro1">
          <table:table-cell office:value-type="string" calcext:value-type="string">
            <text:p>Sutter, B., Dalton, J.B., Ewing, S.A., Amundson, R., McKay, C.P.</text:p>
          </table:table-cell>
          <table:table-cell office:value-type="string" calcext:value-type="string">
            <text:p>7004859335;35414453600;15044347400;7005994343;7101952183;</text:p>
          </table:table-cell>
          <table:table-cell office:value-type="string" calcext:value-type="string">
            <text:p>Terrestrial analogs for interpretation of infrared spectra from the Martian surface and subsurface: Sulfate, nitrate, carbonate, and phyllosilicate-bearing atacama desert soil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1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10.1029/2006JG000313</text:p>
          </table:table-cell>
          <table:table-cell office:value-type="string" calcext:value-type="string">
            <text:p>https://www.scopus.com/inward/record.uri?eid=2-s2.0-39849106347&amp;doi=10.1029%2f2006JG000313&amp;partnerID=40&amp;md5=f4fa39ab680fe98b4ba6f421606e6e5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9849106347</text:p>
          </table:table-cell>
        </table:table-row>
        <table:table-row table:style-name="ro1">
          <table:table-cell office:value-type="string" calcext:value-type="string">
            <text:p>Warren-Rhodes, K., Weinstein, S., Piatek, J.L., Dohm, J., Hock, A., Minkley, E., Pane, D., Ernst, L.A., Fisher, G., Emani, S., Waggoner, A.S., Cabrol, N.A., Wettergreen, D.S., Grin, E., Coppin, P., Diaz, C., Moersch, J., Oril, G.G., Smith, T., Stubbs, K., Thomas, G., Wagner, M., Wyatt, M., Boyle, L.N.</text:p>
          </table:table-cell>
          <table:table-cell office:value-type="string" calcext:value-type="string">
            <text:p>6507272414;7202467479;8413915300;6603805402;23670103900;6602827757;7801385590;7102047621;7402440022;23670350800;7006508115;8941957900;6701392772;7004014625;57210675330;23669985900;6603075387;23670809900;9746727600;14036438300;7404575819;7404048975;7007142418;9041792700;</text:p>
          </table:table-cell>
          <table:table-cell office:value-type="string" calcext:value-type="string">
            <text:p>Robotic ecological mapping: Habitats and the search for life in the Atacama Deser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0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0.1029/2006JG000301</text:p>
          </table:table-cell>
          <table:table-cell office:value-type="string" calcext:value-type="string">
            <text:p>https://www.scopus.com/inward/record.uri?eid=2-s2.0-39849105389&amp;doi=10.1029%2f2006JG000301&amp;partnerID=40&amp;md5=c87b0df84a279e5c3d253b072ed1948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9849105389</text:p>
          </table:table-cell>
        </table:table-row>
        <table:table-row table:style-name="ro1">
          <table:table-cell office:value-type="string" calcext:value-type="string">
            <text:p>Piatek, J.L., Hardgrove, C., Moersch, J.E., Drake, D.M., Wyatt, M.B., Rampey, M., Carlisle, O., Warren-Rhodes, K., Dohm, J.M., Hock, A.N., Cabrol, N.A., Wettergreen, D.S., Grin, E.A., Diaz, G.C., Coppin, P., Weinstein, S., Cockell, C.S., Marinangeli, L., Ori, G.G., Smith, T., Jonak, D., Wagner, M., Stubbs, K., Thomas, G., Pudenz, E., Glasgow, J.</text:p>
          </table:table-cell>
          <table:table-cell office:value-type="string" calcext:value-type="string">
            <text:p>8413915300;23670122600;6603075387;16419383000;7007142418;57199563009;8600097800;6507272414;6603805402;23670103900;8941957900;6701392772;7004014625;7201671416;57210675330;7202467479;7004940683;6602980442;6603715178;9746727600;9744627300;7404048975;14036438300;7404575819;14036094800;7102092650;</text:p>
          </table:table-cell>
          <table:table-cell office:value-type="string" calcext:value-type="string">
            <text:p>Surface and subsurface composition of the Life in the Atacama field sites from rover data and orbital image analysi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0.1029/2006JG000317</text:p>
          </table:table-cell>
          <table:table-cell office:value-type="string" calcext:value-type="string">
            <text:p>https://www.scopus.com/inward/record.uri?eid=2-s2.0-39849103748&amp;doi=10.1029%2f2006JG000317&amp;partnerID=40&amp;md5=78153ad9e1a683d3c803ad4deb8d6ea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9849103748</text:p>
          </table:table-cell>
        </table:table-row>
        <table:table-row table:style-name="ro1">
          <table:table-cell office:value-type="string" calcext:value-type="string">
            <text:p>Hock, A.N., Cabrol, N.A., Dohm, J.M., Piatek, J., Warren-Rhodes, K., Weinstein, S., Wettergreen, D.S., Grin, E.A., Moersch, J., Cockell, C.S., Coppin, P., Ernst, L., Fisher, G., Hardgrove, C., Marinangeli, L., Minkley, E., Ori, G.G.., Waggoner, A., Wyatt, M., Smith, T., Thompson, D., Wagner, M., Jonak, D., Stubbs, K., Thomas, G., Pudenz, E., Glasgow, J.</text:p>
          </table:table-cell>
          <table:table-cell office:value-type="string" calcext:value-type="string">
            <text:p>23670103900;8941957900;6603805402;8413915300;6507272414;7202467479;6701392772;7004014625;6603075387;7004940683;57210675330;7102047621;7402440022;23670122600;6602980442;6602827757;6603715178;7006508115;7007142418;9746727600;55316399700;7404048975;9744627300;14036438300;7404575819;14036094800;7102092650;</text:p>
          </table:table-cell>
          <table:table-cell office:value-type="string" calcext:value-type="string">
            <text:p>Life in the Atacama: A scoring system for habitability and the robotic exploration for lif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0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0.1029/2006JG000321</text:p>
          </table:table-cell>
          <table:table-cell office:value-type="string" calcext:value-type="string">
            <text:p>https://www.scopus.com/inward/record.uri?eid=2-s2.0-39849098011&amp;doi=10.1029%2f2006JG000321&amp;partnerID=40&amp;md5=81abaa347e6d453be84e8c87bdb42b1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9849098011</text:p>
          </table:table-cell>
        </table:table-row>
        <table:table-row table:style-name="ro1">
          <table:table-cell office:value-type="string" calcext:value-type="string">
            <text:p>Amashukeli, X., Pelletier, C.C., Kirby, J.P., Grunthaner, F.J.</text:p>
          </table:table-cell>
          <table:table-cell office:value-type="string" calcext:value-type="string">
            <text:p>6507732440;8664405700;57197659735;7003780380;</text:p>
          </table:table-cell>
          <table:table-cell office:value-type="string" calcext:value-type="string">
            <text:p>Subcritical water extraction of amino acids from Atacama Desert soil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1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10.1029/2006JG000308</text:p>
          </table:table-cell>
          <table:table-cell office:value-type="string" calcext:value-type="string">
            <text:p>https://www.scopus.com/inward/record.uri?eid=2-s2.0-39849089323&amp;doi=10.1029%2f2006JG000308&amp;partnerID=40&amp;md5=096e387fdf35f99a841e72b041cc1c1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9849089323</text:p>
          </table:table-cell>
        </table:table-row>
        <table:table-row table:style-name="ro1">
          <table:table-cell office:value-type="string" calcext:value-type="string">
            <text:p>Georgiou, C.D., Papapostolou, I., Sun, H., McKay, C.P.</text:p>
          </table:table-cell>
          <table:table-cell office:value-type="string" calcext:value-type="string">
            <text:p>7005194635;8209401700;55956813500;7101952183;</text:p>
          </table:table-cell>
          <table:table-cell office:value-type="string" calcext:value-type="string">
            <text:p>Superoxide radical assays and applications in Mars-like Atacama soil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0.1029/2006JG000390</text:p>
          </table:table-cell>
          <table:table-cell office:value-type="string" calcext:value-type="string">
            <text:p>https://www.scopus.com/inward/record.uri?eid=2-s2.0-39849087415&amp;doi=10.1029%2f2006JG000390&amp;partnerID=40&amp;md5=8f2922e11395dc7362cfc80dd6c1985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9849087415</text:p>
          </table:table-cell>
        </table:table-row>
        <table:table-row table:style-name="ro1">
          <table:table-cell office:value-type="string" calcext:value-type="string">
            <text:p>Warren-Rhodes, K., Weinstein, S., Dohm, J., Piatek, J., Minkley, E., Hock, A., Cockell, C., Pane, D., Ernst, L.A., Fisher, G., Emani, S., Waggoner, A.S., Cabrol, N.A., Wettergreen, D.S., Apostolopoulos, D., Coppin, P., Grin, E., Diaz, C., Moersch, J., Oril, G.G., Smith, T., Stubbs, K., Thomas, G., Wagner, M., Wyatt, M.</text:p>
          </table:table-cell>
          <table:table-cell office:value-type="string" calcext:value-type="string">
            <text:p>6507272414;7202467479;6603805402;8413915300;6602827757;23670103900;7004940683;7801385590;7102047621;7402440022;23670350800;7006508115;8941957900;6701392772;55397247900;57210675330;7004014625;23669985900;6603075387;23670809900;9746727600;14036438300;7404575819;7404048975;7007142418;</text:p>
          </table:table-cell>
          <table:table-cell office:value-type="string" calcext:value-type="string">
            <text:p>Searching for microbial life remotely: Satellite-to-rover habitat mapping in the Atacama Desert, Ch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04S0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.1029/2006JG000283</text:p>
          </table:table-cell>
          <table:table-cell office:value-type="string" calcext:value-type="string">
            <text:p>https://www.scopus.com/inward/record.uri?eid=2-s2.0-39849085100&amp;doi=10.1029%2f2006JG000283&amp;partnerID=40&amp;md5=3534a490f4ba5e46a10a2f7cb6fd3f4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9849085100</text:p>
          </table:table-cell>
        </table:table-row>
        <table:table-row table:style-name="ro1">
          <table:table-cell office:value-type="string" calcext:value-type="string">
            <text:p>Muñoz, C., Guerra, N., Martínez-Frías, J., Lunar, R., Cerda, J.</text:p>
          </table:table-cell>
          <table:table-cell office:value-type="string" calcext:value-type="string">
            <text:p>57220709710;35618805300;7007183815;6603766648;18133575300;</text:p>
          </table:table-cell>
          <table:table-cell office:value-type="string" calcext:value-type="string">
            <text:p>The Atacama Desert: A preferential arid region for the recovery of meteorites-Find location features and strewnfield distribution pattern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Arid Environments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0.1016/j.jaridenv.2007.03.007</text:p>
          </table:table-cell>
          <table:table-cell office:value-type="string" calcext:value-type="string">
            <text:p>https://www.scopus.com/inward/record.uri?eid=2-s2.0-34547568429&amp;doi=10.1016%2fj.jaridenv.2007.03.007&amp;partnerID=40&amp;md5=5c2d24b87b4083c2c810ca18f98bccf9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4547568429</text:p>
          </table:table-cell>
        </table:table-row>
        <table:table-row table:style-name="ro1">
          <table:table-cell office:value-type="string" calcext:value-type="string">
            <text:p>Ewing, S.A., Michalski, G., Thiemens, M., Quinn, R.C., Macalady, J.L., Kohl, S., Wankel, S.D., Kendall, C., Mckay, C.P., Amundson, R.</text:p>
          </table:table-cell>
          <table:table-cell office:value-type="string" calcext:value-type="string">
            <text:p>15044347400;57205981224;7006709088;57203048062;6602354554;7102175397;6507035424;7102153539;7101952183;7005994343;</text:p>
          </table:table-cell>
          <table:table-cell office:value-type="string" calcext:value-type="string">
            <text:p>Rainfall limit of the N cycle on Eart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lobal Biogeochemical Cycle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B300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10.1029/2006GB002838</text:p>
          </table:table-cell>
          <table:table-cell office:value-type="string" calcext:value-type="string">
            <text:p>https://www.scopus.com/inward/record.uri?eid=2-s2.0-36749070879&amp;doi=10.1029%2f2006GB002838&amp;partnerID=40&amp;md5=542384e49f2274153ce6446e66b7cdd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6749070879</text:p>
          </table:table-cell>
        </table:table-row>
        <table:table-row table:style-name="ro1">
          <table:table-cell office:value-type="string" calcext:value-type="string">
            <text:p>Dong, H., Rech, J.A., Jiang, H., Sun, H., Buck, B.J.</text:p>
          </table:table-cell>
          <table:table-cell office:value-type="string" calcext:value-type="string">
            <text:p>7402335059;7003316537;35310680200;55956813500;7006705761;</text:p>
          </table:table-cell>
          <table:table-cell office:value-type="string" calcext:value-type="string">
            <text:p>Endolithnic cyanobacteria in soil gypsum: Occurences in Atacama (Chile), Mojave (United States), and Al-Jafr Basin (Jordan) Desert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ournal of Geophysical Research: Biogeosciences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0203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10.1029/2006JG000385</text:p>
          </table:table-cell>
          <table:table-cell office:value-type="string" calcext:value-type="string">
            <text:p>https://www.scopus.com/inward/record.uri?eid=2-s2.0-34548303426&amp;doi=10.1029%2f2006JG000385&amp;partnerID=40&amp;md5=5398b0e99e0b622f2aa27ba571d3b3c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4548303426</text:p>
          </table:table-cell>
        </table:table-row>
        <table:table-row table:style-name="ro1">
          <table:table-cell office:value-type="string" calcext:value-type="string">
            <text:p>Valenzuela, M., Abdu, Y., Scorzelli, R.B., Duttine, M., Morata, D., Munayco, P.</text:p>
          </table:table-cell>
          <table:table-cell office:value-type="string" calcext:value-type="string">
            <text:p>57197676669;7801686220;6603903914;6506554710;6701836809;14047268400;</text:p>
          </table:table-cell>
          <table:table-cell office:value-type="string" calcext:value-type="string">
            <text:p>Room temperature 57Fe Mössbauer spectroscopy of ordinary chondrites from the Atacama Desert (Chile): Constraining the weathering processes on desert meteorit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yperfine Interactio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-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.1007/s10751-008-9581-4</text:p>
          </table:table-cell>
          <table:table-cell office:value-type="string" calcext:value-type="string">
            <text:p>https://www.scopus.com/inward/record.uri?eid=2-s2.0-45749149907&amp;doi=10.1007%2fs10751-008-9581-4&amp;partnerID=40&amp;md5=288ec5bad7370546b806dfe5e5e9589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45749149907</text:p>
          </table:table-cell>
        </table:table-row>
        <table:table-row table:style-name="ro1">
          <table:table-cell office:value-type="string" calcext:value-type="string">
            <text:p>Buch, A., Glavin, D.P., Sternberg, R., Szopa, C., Rodier, C., Navarro-González, R., Raulin, F., Cabane, M., Mahaffy, P.R.</text:p>
          </table:table-cell>
          <table:table-cell office:value-type="string" calcext:value-type="string">
            <text:p>7006786887;6602092157;57202530598;6603870152;25721910800;7003446002;7005084474;6701651591;6701365282;</text:p>
          </table:table-cell>
          <table:table-cell office:value-type="string" calcext:value-type="string">
            <text:p>A new extraction technique for in situ analyses of amino and carboxylic acids on Mars by gas chromatography mass spectrometr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lanetary and Space Science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0.1016/j.pss.2006.05.041</text:p>
          </table:table-cell>
          <table:table-cell office:value-type="string" calcext:value-type="string">
            <text:p>https://www.scopus.com/inward/record.uri?eid=2-s2.0-33751257763&amp;doi=10.1016%2fj.pss.2006.05.041&amp;partnerID=40&amp;md5=4276477581f53fa820ab1deb2a2fb82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3751257763</text:p>
          </table:table-cell>
        </table:table-row>
        <table:table-row table:style-name="ro1">
          <table:table-cell office:value-type="string" calcext:value-type="string">
            <text:p>Glavin, D.P., Cleaves, H.J., Buch, A., Schubert, M., Aubrey, A., Bada, J.L., Mahaffy, P.R.</text:p>
          </table:table-cell>
          <table:table-cell office:value-type="string" calcext:value-type="string">
            <text:p>6602092157;6602356238;7006786887;35293544600;6506562186;35450589900;6701365282;</text:p>
          </table:table-cell>
          <table:table-cell office:value-type="string" calcext:value-type="string">
            <text:p>Sublimation extraction coupled with gas chromatography-mass spectrometry: A new technique for future in situ analyses of purines and pyrimidines on Ma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lanetary and Space Science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.1016/j.pss.2005.12.023</text:p>
          </table:table-cell>
          <table:table-cell office:value-type="string" calcext:value-type="string">
            <text:p>https://www.scopus.com/inward/record.uri?eid=2-s2.0-33750967887&amp;doi=10.1016%2fj.pss.2005.12.023&amp;partnerID=40&amp;md5=3b1b9664906ce8c5165d8602b294fcf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3750967887</text:p>
          </table:table-cell>
        </table:table-row>
        <table:table-row table:style-name="ro1">
          <table:table-cell office:value-type="string" calcext:value-type="string">
            <text:p>Del Valle Abascal, L., Bonorino, G.G.</text:p>
          </table:table-cell>
          <table:table-cell office:value-type="string" calcext:value-type="string">
            <text:p>37046032700;6602630967;</text:p>
          </table:table-cell>
          <table:table-cell office:value-type="string" calcext:value-type="string">
            <text:p>Kinematics of a translational/rotational landslide, Central Andes, Northwestern Argenti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nvironmental and Engineering Geoscienc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.2113/gseegeosci.12.4.369</text:p>
          </table:table-cell>
          <table:table-cell office:value-type="string" calcext:value-type="string">
            <text:p>https://www.scopus.com/inward/record.uri?eid=2-s2.0-34248676294&amp;doi=10.2113%2fgseegeosci.12.4.369&amp;partnerID=40&amp;md5=d6b56974e3948aecfda3cdbadfa6b89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4248676294</text:p>
          </table:table-cell>
        </table:table-row>
        <table:table-row table:style-name="ro1">
          <table:table-cell office:value-type="string" calcext:value-type="string">
            <text:p>Ewing, S.A., Sutter, B., Owen, J., Nishiizumi, K., Sharp, W., Cliff, S.S., Perry, K., Dietrich, W., McKay, C.P., Amundson, R.</text:p>
          </table:table-cell>
          <table:table-cell office:value-type="string" calcext:value-type="string">
            <text:p>15044347400;7004859335;15045266600;7004197106;7102399779;7004124427;7201759986;7201810208;7101952183;7005994343;</text:p>
          </table:table-cell>
          <table:table-cell office:value-type="string" calcext:value-type="string">
            <text:p>A threshold in soil formation at Earth's arid-hyperarid transitio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ochimica et Cosmochimica Acta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93" calcext:value-type="float">
            <text:p>5293</text:p>
          </table:table-cell>
          <table:table-cell office:value-type="float" office:value="5322" calcext:value-type="float">
            <text:p>532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10.1016/j.gca.2006.08.020</text:p>
          </table:table-cell>
          <table:table-cell office:value-type="string" calcext:value-type="string">
            <text:p>https://www.scopus.com/inward/record.uri?eid=2-s2.0-33750348978&amp;doi=10.1016%2fj.gca.2006.08.020&amp;partnerID=40&amp;md5=9456d7110c9c60ee92e2281f611e28f8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3750348978</text:p>
          </table:table-cell>
        </table:table-row>
        <table:table-row table:style-name="ro1">
          <table:table-cell office:value-type="string" calcext:value-type="string">
            <text:p>Warren-Rhodes, K.A., Rhodes, K.L., Pointing, S.B., Ewing, S.A., Lacap, D.C., Gómez-Silva, B., Amundson, R., Friedmann, E.I., McKay, C.P.</text:p>
          </table:table-cell>
          <table:table-cell office:value-type="string" calcext:value-type="string">
            <text:p>6507272414;16426535600;6603986412;15044347400;9640383000;6506160677;7005994343;7006787912;7101952183;</text:p>
          </table:table-cell>
          <table:table-cell office:value-type="string" calcext:value-type="string">
            <text:p>Hypolithic cyanobacteria, dry limit of photosynthesis, and microbial ecology in the hyperarid Atacama Deser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crobial Ecology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10.1007/s00248-006-9055-7</text:p>
          </table:table-cell>
          <table:table-cell office:value-type="string" calcext:value-type="string">
            <text:p>https://www.scopus.com/inward/record.uri?eid=2-s2.0-33746570778&amp;doi=10.1007%2fs00248-006-9055-7&amp;partnerID=40&amp;md5=2fc9dde05571048bf3320e57253e251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3746570778</text:p>
          </table:table-cell>
        </table:table-row>
        <table:table-row table:style-name="ro1">
          <table:table-cell office:value-type="string" calcext:value-type="string">
            <text:p>Bevan, A.W.R.</text:p>
          </table:table-cell>
          <table:table-cell office:value-type="string" calcext:value-type="string">
            <text:p>7005043148;</text:p>
          </table:table-cell>
          <table:table-cell office:value-type="string" calcext:value-type="string">
            <text:p>Desert meteorites: A histor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ological Society Special Publication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0.1144/GSL.SP.2006.256.01.16</text:p>
          </table:table-cell>
          <table:table-cell office:value-type="string" calcext:value-type="string">
            <text:p>https://www.scopus.com/inward/record.uri?eid=2-s2.0-33745886240&amp;doi=10.1144%2fGSL.SP.2006.256.01.16&amp;partnerID=40&amp;md5=34286b1031bb54f553e2e27ada94ec5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3745886240</text:p>
          </table:table-cell>
        </table:table-row>
        <table:table-row table:style-name="ro1">
          <table:table-cell office:value-type="string" calcext:value-type="string">
            <text:p>Kumagai, J.</text:p>
          </table:table-cell>
          <table:table-cell office:value-type="string" calcext:value-type="string">
            <text:p>7006707410;</text:p>
          </table:table-cell>
          <table:table-cell office:value-type="string" calcext:value-type="string">
            <text:p>Halfway to Ma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EEE Spectrum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.1109/MSPEC.2006.1604839</text:p>
          </table:table-cell>
          <table:table-cell office:value-type="string" calcext:value-type="string">
            <text:p>https://www.scopus.com/inward/record.uri?eid=2-s2.0-33644985375&amp;doi=10.1109%2fMSPEC.2006.1604839&amp;partnerID=40&amp;md5=f7f46bfddc1cdb47ffa3b2b837dcdcc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33644985375</text:p>
          </table:table-cell>
        </table:table-row>
        <table:table-row table:style-name="ro1">
          <table:table-cell office:value-type="string" calcext:value-type="string">
            <text:p>Clarke, J.D.</text:p>
          </table:table-cell>
          <table:table-cell office:value-type="string" calcext:value-type="string">
            <text:p>55364487600;</text:p>
          </table:table-cell>
          <table:table-cell office:value-type="string" calcext:value-type="string">
            <text:p>Antiquity of aridity in the Chilean Atacama Deser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omorphology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-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10.1016/j.entcs.2005.12.035</text:p>
          </table:table-cell>
          <table:table-cell office:value-type="string" calcext:value-type="string">
            <text:p>https://www.scopus.com/inward/record.uri?eid=2-s2.0-29644448060&amp;doi=10.1016%2fj.entcs.2005.12.035&amp;partnerID=40&amp;md5=cfd3f798e810ffb8fa6becc965121db3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29644448060</text:p>
          </table:table-cell>
        </table:table-row>
        <table:table-row table:style-name="ro1">
          <table:table-cell office:value-type="string" calcext:value-type="string">
            <text:p>Harrison, K.P., Grimm, R.E.</text:p>
          </table:table-cell>
          <table:table-cell office:value-type="string" calcext:value-type="string">
            <text:p>7202397901;57200304476;</text:p>
          </table:table-cell>
          <table:table-cell office:value-type="string" calcext:value-type="string">
            <text:p>Groundwater-controlled valley networks and the decline of surface runoff on early Ma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Journal of Geophysical Research E: Planets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12S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10.1029/2005JE002455</text:p>
          </table:table-cell>
          <table:table-cell office:value-type="string" calcext:value-type="string">
            <text:p>https://www.scopus.com/inward/record.uri?eid=2-s2.0-31844436896&amp;doi=10.1029%2f2005JE002455&amp;partnerID=40&amp;md5=cc6d84d440bb62d488e4d554a9f4f8a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31844436896</text:p>
          </table:table-cell>
        </table:table-row>
        <table:table-row table:style-name="ro1">
          <table:table-cell office:value-type="string" calcext:value-type="string">
            <text:p>Wettergreen, D., Cabrol, N., Baskaran, V., Calderón, F., Heys, S., Jonak, D., Lüders, A., Pane, D., Smith, T., Teza, J., Tompkins, P., Villa, D., Williams, C., Wagner, M.</text:p>
          </table:table-cell>
          <table:table-cell office:value-type="string" calcext:value-type="string">
            <text:p>6701392772;8941957900;9747777900;57197668315;9745600200;9744627300;9747518600;7801385590;9746727600;6603197390;14066880400;57198265089;57199277774;7404048975;</text:p>
          </table:table-cell>
          <table:table-cell office:value-type="string" calcext:value-type="string">
            <text:p>Second experiments in the robotic investigation of life in the Atacama Desert of Chi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uropean Space Agency, (Special Publication) ESA SP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ttps://www.scopus.com/inward/record.uri?eid=2-s2.0-28744450137&amp;partnerID=40&amp;md5=fc572ab327b51d33c0067f9b6988120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28744450137</text:p>
          </table:table-cell>
        </table:table-row>
        <table:table-row table:style-name="ro1">
          <table:table-cell office:value-type="string" calcext:value-type="string">
            <text:p>Wagner, M., Heys, S., Wettergreen, D., Teza, J., Apostolopoulos, D., Kantor, G., Whittaker, W.</text:p>
          </table:table-cell>
          <table:table-cell office:value-type="string" calcext:value-type="string">
            <text:p>7404048975;9745600200;6701392772;6603197390;55397247900;35203658800;35552082000;</text:p>
          </table:table-cell>
          <table:table-cell office:value-type="string" calcext:value-type="string">
            <text:p>Design and control of a passively steered, dual axle vehic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uropean Space Agency, (Special Publication) ESA SP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www.scopus.com/inward/record.uri?eid=2-s2.0-28744445136&amp;partnerID=40&amp;md5=314c907a033c35e3be5ca513f19a3f8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28744445136</text:p>
          </table:table-cell>
        </table:table-row>
        <table:table-row table:style-name="ro1">
          <table:table-cell office:value-type="string" calcext:value-type="string">
            <text:p>Skelley, A.M., Scherer, J.R., Aubrey, A.D., Grover, W.H., Ivester, R.H.C., Ehrenfreund, P., Grunthaner, F.J., Bada, J.L., Mathies, R.A.</text:p>
          </table:table-cell>
          <table:table-cell office:value-type="string" calcext:value-type="string">
            <text:p>6603250079;36475444400;6506562186;8906027900;6701537674;7005276576;7003780380;35450589900;7103123753;</text:p>
          </table:table-cell>
          <table:table-cell office:value-type="string" calcext:value-type="string">
            <text:p>Development and evaluation of a microdevice for amino acid biomarker detection and analysis on Ma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roceedings of the National Academy of Sciences of the United States of America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10.1073/pnas.0406798102</text:p>
          </table:table-cell>
          <table:table-cell office:value-type="string" calcext:value-type="string">
            <text:p>https://www.scopus.com/inward/record.uri?eid=2-s2.0-12844282193&amp;doi=10.1073%2fpnas.0406798102&amp;partnerID=40&amp;md5=9f833e4479656d890353de22be0b7e0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12844282193</text:p>
          </table:table-cell>
        </table:table-row>
        <table:table-row table:style-name="ro1">
          <table:table-cell office:value-type="string" calcext:value-type="string">
            <text:p>Maldonado, A., Betancourt, J.L., Latorre, C., Villagran, C.</text:p>
          </table:table-cell>
          <table:table-cell office:value-type="string" calcext:value-type="string">
            <text:p>8550634300;7005037015;7005764439;6602991521;</text:p>
          </table:table-cell>
          <table:table-cell office:value-type="string" calcext:value-type="string">
            <text:p>Pollen analyses from a 50 000-yr rodent midden series in the southern Atacama Desert (25° 30′ S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Journal of Quaternary Scienc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10.1002/jqs.936</text:p>
          </table:table-cell>
          <table:table-cell office:value-type="string" calcext:value-type="string">
            <text:p>https://www.scopus.com/inward/record.uri?eid=2-s2.0-23144466411&amp;doi=10.1002%2fjqs.936&amp;partnerID=40&amp;md5=40c289b23403b73196a655ed499696eb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23144466411</text:p>
          </table:table-cell>
        </table:table-row>
        <table:table-row table:style-name="ro1">
          <table:table-cell office:value-type="string" calcext:value-type="string">
            <text:p>Maier, R.M., Drees, K.P., Neilson, J.W., Henderson, D.A., Quade, J., Betancourt, J.L., Navarro-González, R., Rainey, F.A., McKay, C.P.</text:p>
          </table:table-cell>
          <table:table-cell office:value-type="string" calcext:value-type="string">
            <text:p>7201868017;57213956939;7101613134;7402989319;16194835700;7005037015;7003446002;7006855089;7101952183;</text:p>
          </table:table-cell>
          <table:table-cell office:value-type="string" calcext:value-type="string">
            <text:p>Microbial life in the Atacama Desert [2] (multiple letters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cience</text:p>
          </table:table-cell>
          <table:table-cell office:value-type="float" office:value="306" calcext:value-type="float">
            <text:p>306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ttps://www.scopus.com/inward/record.uri?eid=2-s2.0-8844278393&amp;partnerID=40&amp;md5=0c252ca037a1ca4dcbf895c729a397d1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844278393</text:p>
          </table:table-cell>
        </table:table-row>
        <table:table-row table:style-name="ro1">
          <table:table-cell office:value-type="string" calcext:value-type="string">
            <text:p>Michalski, G., Böhlke, J.K., Thiemens, M.</text:p>
          </table:table-cell>
          <table:table-cell office:value-type="string" calcext:value-type="string">
            <text:p>57205981224;7004491698;7006709088;</text:p>
          </table:table-cell>
          <table:table-cell office:value-type="string" calcext:value-type="string">
            <text:p>Long term atmospheric deposition as the source of nitrate and other salts in the Atacama Desert, Chile: New evidence from mass-independent oxygen isotopic composition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ochimica et Cosmochimica Acta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023" calcext:value-type="float">
            <text:p>4023</text:p>
          </table:table-cell>
          <table:table-cell office:value-type="float" office:value="4038" calcext:value-type="float">
            <text:p>4038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10.1016/j.gca.2004.04.009</text:p>
          </table:table-cell>
          <table:table-cell office:value-type="string" calcext:value-type="string">
            <text:p>https://www.scopus.com/inward/record.uri?eid=2-s2.0-5044221147&amp;doi=10.1016%2fj.gca.2004.04.009&amp;partnerID=40&amp;md5=a3001c0d7cf063422295462e994b671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5044221147</text:p>
          </table:table-cell>
        </table:table-row>
        <table:table-row table:style-name="ro1">
          <table:table-cell office:value-type="string" calcext:value-type="string">
            <text:p>Navarro-González, R., Rainey, F.A., Molina, P., Bagaley, D.R., Hollen, B.J., De La Rosa, J., Small, A.M., Quinn, R.C., Grunthaner, F.J., Cáceres, L., Gomez-Silva, B., McKay, C.P.</text:p>
          </table:table-cell>
          <table:table-cell office:value-type="string" calcext:value-type="string">
            <text:p>7003446002;7006855089;7102021767;8881810400;6507399108;7004978012;7005344081;57203048062;7003780380;36740206700;6506160677;7101952183;</text:p>
          </table:table-cell>
          <table:table-cell office:value-type="string" calcext:value-type="string">
            <text:p>Mars-Like Soils in the Atacama Desert, Chile, and the Dry Limit of Microbial Lif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cience</text:p>
          </table:table-cell>
          <table:table-cell office:value-type="float" office:value="302" calcext:value-type="float">
            <text:p>302</text:p>
          </table:table-cell>
          <table:table-cell office:value-type="float" office:value="5647" calcext:value-type="float">
            <text:p>564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0.1126/science.1089143</text:p>
          </table:table-cell>
          <table:table-cell office:value-type="string" calcext:value-type="string">
            <text:p>https://www.scopus.com/inward/record.uri?eid=2-s2.0-0242662483&amp;doi=10.1126%2fscience.1089143&amp;partnerID=40&amp;md5=aa5ef7158ad0e06fe867ecb7d68e041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0242662483</text:p>
          </table:table-cell>
        </table:table-row>
        <table:table-row table:style-name="ro1">
          <table:table-cell office:value-type="string" calcext:value-type="string">
            <text:p>McKay, C.P., Friedmann, E.I., Gómez-Silva, B., Cáceres-Villanueva, L., Andersen, D.T., Landheim, R.</text:p>
          </table:table-cell>
          <table:table-cell office:value-type="string" calcext:value-type="string">
            <text:p>7101952183;7006787912;6506160677;36740206700;7202231963;6507605928;</text:p>
          </table:table-cell>
          <table:table-cell office:value-type="string" calcext:value-type="string">
            <text:p>Temperature and moisture conditions for life in the extreme arid region of the atacama desert: Four years of observations including the El Niño of 1997-199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Astrobiolog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10.1089/153110703769016460</text:p>
          </table:table-cell>
          <table:table-cell office:value-type="string" calcext:value-type="string">
            <text:p>https://www.scopus.com/inward/record.uri?eid=2-s2.0-77952105823&amp;doi=10.1089%2f153110703769016460&amp;partnerID=40&amp;md5=ea5b9436e577527bee5413cb3761f28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77952105823</text:p>
          </table:table-cell>
        </table:table-row>
        <table:table-row table:style-name="ro1">
          <table:table-cell office:value-type="string" calcext:value-type="string">
            <text:p>Dose, K., Bieger-Dose, A., Ernst, B., Feister, U., Gómez-Silva, B., Klein, A., Risi, S., Stridde, C.</text:p>
          </table:table-cell>
          <table:table-cell office:value-type="string" calcext:value-type="string">
            <text:p>7005211119;6507794954;15919162100;57200684699;6506160677;7402143451;6603943351;6507552625;</text:p>
          </table:table-cell>
          <table:table-cell office:value-type="string" calcext:value-type="string">
            <text:p>Survival of microorganisms under the extreme conditions of the Atacama deser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Origins of Life and Evolution of the Biospher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10.1023/A:1010788829265</text:p>
          </table:table-cell>
          <table:table-cell office:value-type="string" calcext:value-type="string">
            <text:p>https://www.scopus.com/inward/record.uri?eid=2-s2.0-0034992840&amp;doi=10.1023%2fA%3a1010788829265&amp;partnerID=40&amp;md5=70fbc8550daac0c0ea77c9e5587f49b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0034992840</text:p>
          </table:table-cell>
        </table:table-row>
        <table:table-row table:style-name="ro1">
          <table:table-cell office:value-type="string" calcext:value-type="string">
            <text:p>Cabrol, N.A., Bettis III, E.A., Glenister, B., Chong, G., Herrera, C., Jensen, A., Pereira, M., Stoker, C.R., Grin, E.A., Landheim, R., Thomas, G., Golden, J., Saville, K., Ludvigson, G., Witzke, B.</text:p>
          </table:table-cell>
          <table:table-cell office:value-type="string" calcext:value-type="string">
            <text:p>8941957900;57224915535;6602954301;55340362300;7102094324;7403020852;57199311781;7003427867;7004014625;6507605928;7404575819;57212895808;8217879200;35592744300;6602982852;</text:p>
          </table:table-cell>
          <table:table-cell office:value-type="string" calcext:value-type="string">
            <text:p>Nomad Rover field experiment, Atacama Desert, Chile 2. Identification of paleolife evidence using a robotic vehicle: Lessons and recommendations for a Mars sample return missi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Journal of Geophysical Research E: Planet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1999JE001181</text:p>
          </table:table-cell>
          <table:table-cell office:value-type="float" office:value="7807" calcext:value-type="float">
            <text:p>7807</text:p>
          </table:table-cell>
          <table:table-cell office:value-type="float" office:value="7815" calcext:value-type="float">
            <text:p>78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0.1029/1999JE001181</text:p>
          </table:table-cell>
          <table:table-cell office:value-type="string" calcext:value-type="string">
            <text:p>https://www.scopus.com/inward/record.uri?eid=2-s2.0-0034896623&amp;doi=10.1029%2f1999JE001181&amp;partnerID=40&amp;md5=d52e930391e582a0b6143ce77deeb6b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ll Open Access, Bronze, Green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2-s2.0-0034896623</text:p>
          </table:table-cell>
        </table:table-row>
        <table:table-row table:style-name="ro1">
          <table:table-cell office:value-type="string" calcext:value-type="string">
            <text:p>Cabrol, N.A., Chong-Diaz, G., Stoker, C.R., Gulick, V.C., Landheim, R., Lee, P., Roush, T.L., Zent, A.P., Lameli, C.H., Iglesia, A.J., Arrerondo, M.P., Dohm, J.M., Keaten, R., Wettergreen, D., Sims, M.H., Schwher, K., Bualat, M.G., Thomas, H.J., Zbinden, E., Christian, D., Pedersen, L., Bettis III, A., Thomas, G., Witzke, B.</text:p>
          </table:table-cell>
          <table:table-cell office:value-type="string" calcext:value-type="string">
            <text:p>8941957900;55340362300;7003427867;35414779200;6507605928;8744520700;7004248170;6701726708;8299464300;8299464500;8299464700;6603805402;8558373900;6701392772;17136190300;8299465700;6603328103;35415993100;6701540063;8299466500;9746109800;8299466900;7404575819;6602982852;</text:p>
          </table:table-cell>
          <table:table-cell office:value-type="string" calcext:value-type="string">
            <text:p>Nomad Rover field experiment, Atacama Desert, Chile 1. Science results overview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Journal of Geophysical Research E: Planet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1999JE001166</text:p>
          </table:table-cell>
          <table:table-cell office:value-type="float" office:value="7785" calcext:value-type="float">
            <text:p>7785</text:p>
          </table:table-cell>
          <table:table-cell office:value-type="float" office:value="7806" calcext:value-type="float">
            <text:p>78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0.1029/1999JE001166</text:p>
          </table:table-cell>
          <table:table-cell office:value-type="string" calcext:value-type="string">
            <text:p>https://www.scopus.com/inward/record.uri?eid=2-s2.0-0034896622&amp;doi=10.1029%2f1999JE001166&amp;partnerID=40&amp;md5=6af9c18334f581e45dfbe10eef3ee540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0034896622</text:p>
          </table:table-cell>
        </table:table-row>
        <table:table-row table:style-name="ro1">
          <table:table-cell office:value-type="string" calcext:value-type="string">
            <text:p>Haldemann, A.F.C., Muhleman, D.O.</text:p>
          </table:table-cell>
          <table:table-cell office:value-type="string" calcext:value-type="string">
            <text:p>16175139600;7003859294;</text:p>
          </table:table-cell>
          <table:table-cell office:value-type="string" calcext:value-type="string">
            <text:p>Circular-polarization radar properties of high-altitude ice: Western Kunlun Shan and central Ande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Journal of Geophysical Research E: Plane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1999JE900023</text:p>
          </table:table-cell>
          <table:table-cell office:value-type="float" office:value="24075" calcext:value-type="float">
            <text:p>24075</text:p>
          </table:table-cell>
          <table:table-cell office:value-type="float" office:value="24094" calcext:value-type="float">
            <text:p>2409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0.1029/1999JE900023</text:p>
          </table:table-cell>
          <table:table-cell office:value-type="string" calcext:value-type="string">
            <text:p>https://www.scopus.com/inward/record.uri?eid=2-s2.0-0033604175&amp;doi=10.1029%2f1999JE900023&amp;partnerID=40&amp;md5=12c785f1ec1def1a69ca6e9cd84926d4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0033604175</text:p>
          </table:table-cell>
        </table:table-row>
        <table:table-row table:style-name="ro1">
          <table:table-cell office:value-type="string" calcext:value-type="string">
            <text:p>Ashley, Steven</text:p>
          </table:table-cell>
          <table:table-cell office:value-type="string" calcext:value-type="string">
            <text:p>7102500497;</text:p>
          </table:table-cell>
          <table:table-cell office:value-type="string" calcext:value-type="string">
            <text:p>Roving other worlds by remot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chanical Engineering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https://www.scopus.com/inward/record.uri?eid=2-s2.0-0031191750&amp;partnerID=40&amp;md5=e2f7ebfe840ea9c033ec1518e08e02c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0031191750</text:p>
          </table:table-cell>
        </table:table-row>
        <table:table-row table:style-name="ro1">
          <table:table-cell office:value-type="string" calcext:value-type="string">
            <text:p>Stelzner, Th., Heide, K., Bischoff, A., Weber, D., Merchel, S., Herpers, U., Faestermann, T., Knie, K., Korschinek, G., Kubik, P.W., Suter, M., Neumann, S., Michel, R., Scherer, P., Schultz, L., Jull, A.J.T.</text:p>
          </table:table-cell>
          <table:table-cell office:value-type="string" calcext:value-type="string">
            <text:p>7004218133;7005192835;7101951560;35188114500;6602195151;8749160800;35285566600;6603897233;7004262575;24488312100;7101609539;7102941157;7202599465;7101939610;7202764242;7005603161;</text:p>
          </table:table-cell>
          <table:table-cell office:value-type="string" calcext:value-type="string">
            <text:p>Rincon: A new L6 chondrite find from Argentin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mie der Erde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scopus.com/inward/record.uri?eid=2-s2.0-6044266067&amp;partnerID=40&amp;md5=8b6fc1a80f051b61f42cabe3ef49b132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6044266067</text:p>
          </table:table-cell>
        </table:table-row>
        <table:table-row table:style-name="ro1">
          <table:table-cell office:value-type="string" calcext:value-type="string">
            <text:p>Zolensky, M., Martinez, R., Martinez De Los Rios, E.</text:p>
          </table:table-cell>
          <table:table-cell office:value-type="string" calcext:value-type="string">
            <text:p>7004988775;7402193893;6506644575;</text:p>
          </table:table-cell>
          <table:table-cell office:value-type="string" calcext:value-type="string">
            <text:p>New L chondrites from the Atacama Desert, Chi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Meteoritic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www.scopus.com/inward/record.uri?eid=2-s2.0-0029475739&amp;partnerID=40&amp;md5=f52760a3c746f2acadedaa24a7d99fe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0029475739</text:p>
          </table:table-cell>
        </table:table-row>
        <table:table-row table:style-name="ro1">
          <table:table-cell office:value-type="string" calcext:value-type="string">
            <text:p>Searl, A., Rankin, S.</text:p>
          </table:table-cell>
          <table:table-cell office:value-type="string" calcext:value-type="string">
            <text:p>36944598200;7103116742;</text:p>
          </table:table-cell>
          <table:table-cell office:value-type="string" calcext:value-type="string">
            <text:p>A preliminary petrographic study of the Chilean nitrate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eological Magazine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0.1017/S0016756800020008</text:p>
          </table:table-cell>
          <table:table-cell office:value-type="string" calcext:value-type="string">
            <text:p>https://www.scopus.com/inward/record.uri?eid=2-s2.0-0027503687&amp;doi=10.1017%2fS0016756800020008&amp;partnerID=40&amp;md5=83663b85b05d8765051907d24127fcf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0027503687</text:p>
          </table:table-cell>
        </table:table-row>
        <table:table-row table:style-name="ro1">
          <table:table-cell office:value-type="string" calcext:value-type="string">
            <text:p>Francis, P.W., McAllister, R.</text:p>
          </table:table-cell>
          <table:table-cell office:value-type="string" calcext:value-type="string">
            <text:p>7202154430;57190724275;</text:p>
          </table:table-cell>
          <table:table-cell office:value-type="string" calcext:value-type="string">
            <text:p>Volcanology from space: Using Landsat Thematic Mapper data in the central Ande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Eos, Transactions American Geophysical Union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0.1029/EO067i014p00170</text:p>
          </table:table-cell>
          <table:table-cell office:value-type="string" calcext:value-type="string">
            <text:p>https://www.scopus.com/inward/record.uri?eid=2-s2.0-84982595779&amp;doi=10.1029%2fEO067i014p00170&amp;partnerID=40&amp;md5=70dfa4cf992cc2505ae2822b47858aa6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84982595779</text:p>
          </table:table-cell>
        </table:table-row>
        <table:table-row table:style-name="ro1">
          <table:table-cell office:value-type="string" calcext:value-type="string">
            <text:p>Opfell, J.B., Zebal, G.P.</text:p>
          </table:table-cell>
          <table:table-cell office:value-type="string" calcext:value-type="string">
            <text:p>6507681011;6505512530;</text:p>
          </table:table-cell>
          <table:table-cell office:value-type="string" calcext:value-type="string">
            <text:p>Ecological patterns of micro-organisms in desert soils.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ife sciences and space researc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scopus.com/inward/record.uri?eid=2-s2.0-0014190323&amp;partnerID=40&amp;md5=3ba84fc9171996f41beb086ab520012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Scopus</text:p>
          </table:table-cell>
          <table:table-cell office:value-type="string" calcext:value-type="string">
            <text:p>2-s2.0-0014190323</text:p>
          </table:table-cell>
        </table:table-row>
        <table:table-row table:style-name="ro1" table:number-rows-repeated="482">
          <table:table-cell table:number-columns-repeated="19"/>
        </table:table-row>
        <table:table-row table:style-name="ro1">
          <table:table-cell table:number-columns-repeated="9"/>
          <table:table-cell table:style-name="ce1"/>
          <table:table-cell table:number-columns-repeated="9"/>
        </table:table-row>
        <table:table-row table:style-name="ro1" table:number-rows-repeated="561">
          <table:table-cell table:number-columns-repeated="19"/>
        </table:table-row>
        <table:table-row table:style-name="ro1">
          <table:table-cell table:number-columns-repeated="9"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15:51:06.725530749</meta:creation-date>
    <dc:date>2022-05-11T15:56:38.771567749</dc:date>
    <meta:editing-duration>PT5M32S</meta:editing-duration>
    <meta:editing-cycles>2</meta:editing-cycles>
    <meta:generator>LibreOffice/6.1.5.2$Linux_X86_64 LibreOffice_project/10$Build-2</meta:generator>
    <meta:document-statistic meta:table-count="1" meta:cell-count="2641" meta:object-count="0"/>
  </office:meta>
</office:document-meta>
</file>